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2.60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896cm"/>
    </style:style>
    <style:style style:name="co11" style:family="table-column">
      <style:table-column-properties fo:break-before="auto" style:column-width="14.123cm"/>
    </style:style>
    <style:style style:name="co12" style:family="table-column">
      <style:table-column-properties fo:break-before="auto" style:column-width="4.189cm"/>
    </style:style>
    <style:style style:name="co13" style:family="table-column">
      <style:table-column-properties fo:break-before="auto" style:column-width="5.327cm"/>
    </style:style>
    <style:style style:name="co14" style:family="table-column">
      <style:table-column-properties fo:break-before="auto" style:column-width="5.022cm"/>
    </style:style>
    <style:style style:name="co15" style:family="table-column">
      <style:table-column-properties fo:break-before="auto" style:column-width="4.688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1.685cm" fo:break-before="auto" style:use-optimal-row-height="true"/>
    </style:style>
    <style:style style:name="ro4" style:family="table-row">
      <style:table-row-properties style:row-height="2.499cm" fo:break-before="auto" style:use-optimal-row-height="true"/>
    </style:style>
    <style:style style:name="ro5" style:family="table-row">
      <style:table-row-properties style:row-height="0.868cm" fo:break-before="auto" style:use-optimal-row-height="true"/>
    </style:style>
    <style:style style:name="ro6" style:family="table-row">
      <style:table-row-properties style:row-height="0.707cm" fo:break-before="auto" style:use-optimal-row-height="true"/>
    </style:style>
    <style:style style:name="ro7" style:family="table-row">
      <style:table-row-properties style:row-height="1.263cm" fo:break-before="auto" style:use-optimal-row-height="true"/>
    </style:style>
    <style:style style:name="ro8" style:family="table-row">
      <style:table-row-properties style:row-height="3.106cm" fo:break-before="auto" style:use-optimal-row-height="true"/>
    </style:style>
    <style:style style:name="ro9" style:family="table-row">
      <style:table-row-properties style:row-height="1.473cm" fo:break-before="auto" style:use-optimal-row-height="true"/>
    </style:style>
    <style:style style:name="ro10" style:family="table-row">
      <style:table-row-properties style:row-height="2.08cm" fo:break-before="auto" style:use-optimal-row-height="true"/>
    </style:style>
    <style:style style:name="ro11" style:family="table-row">
      <style:table-row-properties style:row-height="1.868cm" fo:break-before="auto" style:use-optimal-row-height="true"/>
    </style:style>
    <style:style style:name="ro12" style:family="table-row">
      <style:table-row-properties style:row-height="2.29cm" fo:break-before="auto" style:use-optimal-row-height="true"/>
    </style:style>
    <style:style style:name="ro13" style:family="table-row">
      <style:table-row-properties style:row-height="3.316cm" fo:break-before="auto" style:use-optimal-row-height="true"/>
    </style:style>
    <style:style style:name="ro14" style:family="table-row">
      <style:table-row-properties style:row-height="0.623cm" fo:break-before="auto" style:use-optimal-row-height="true"/>
    </style:style>
    <style:style style:name="ro15" style:family="table-row">
      <style:table-row-properties style:row-height="1.579cm" fo:break-before="auto" style:use-optimal-row-height="true"/>
    </style:style>
    <style:style style:name="ro16" style:family="table-row">
      <style:table-row-properties style:row-height="4.29cm" fo:break-before="auto" style:use-optimal-row-height="true"/>
    </style:style>
    <style:style style:name="ro17" style:family="table-row">
      <style:table-row-properties style:row-height="2.422cm" fo:break-before="auto" style:use-optimal-row-height="true"/>
    </style:style>
    <style:style style:name="ro18" style:family="table-row">
      <style:table-row-properties style:row-height="4.897cm" fo:break-before="auto" style:use-optimal-row-height="true"/>
    </style:style>
    <style:style style:name="ro19" style:family="table-row">
      <style:table-row-properties style:row-height="0.877cm" fo:break-before="auto" style:use-optimal-row-height="true"/>
    </style:style>
    <style:style style:name="ro20" style:family="table-row">
      <style:table-row-properties style:row-height="2.342cm" fo:break-before="auto" style:use-optimal-row-height="true"/>
    </style:style>
    <style:style style:name="ro21" style:family="table-row">
      <style:table-row-properties style:row-height="2.473cm" fo:break-before="auto" style:use-optimal-row-height="true"/>
    </style:style>
    <style:style style:name="ro22" style:family="table-row">
      <style:table-row-properties style:row-height="3.21cm" fo:break-before="auto" style:use-optimal-row-height="true"/>
    </style:style>
    <style:style style:name="ro23" style:family="table-row">
      <style:table-row-properties style:row-height="3.87cm" fo:break-before="auto" style:use-optimal-row-height="true"/>
    </style:style>
    <style:style style:name="ro24" style:family="table-row">
      <style:table-row-properties style:row-height="3.685cm" fo:break-before="auto" style:use-optimal-row-height="true"/>
    </style:style>
    <style:style style:name="ro25" style:family="table-row">
      <style:table-row-properties style:row-height="3.791cm" fo:break-before="auto" style:use-optimal-row-height="true"/>
    </style:style>
    <style:style style:name="ro26" style:family="table-row">
      <style:table-row-properties style:row-height="1.632cm" fo:break-before="auto" style:use-optimal-row-height="true"/>
    </style:style>
    <style:style style:name="ro27" style:family="table-row">
      <style:table-row-properties style:row-height="1.921cm" fo:break-before="auto" style:use-optimal-row-height="true"/>
    </style:style>
    <style:style style:name="ro28" style:family="table-row">
      <style:table-row-properties style:row-height="3.801cm" fo:break-before="auto" style:use-optimal-row-height="true"/>
    </style:style>
    <style:style style:name="ro29" style:family="table-row">
      <style:table-row-properties style:row-height="1.637cm" fo:break-before="auto" style:use-optimal-row-height="true"/>
    </style:style>
    <style:style style:name="ro30" style:family="table-row">
      <style:table-row-properties style:row-height="2.427cm" fo:break-before="auto" style:use-optimal-row-height="true"/>
    </style:style>
    <style:style style:name="ro31" style:family="table-row">
      <style:table-row-properties style:row-height="2.369cm" fo:break-before="auto" style:use-optimal-row-height="true"/>
    </style:style>
    <style:style style:name="ro32" style:family="table-row">
      <style:table-row-properties style:row-height="4.3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11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3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ce1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font-size="15pt" style:font-size-asian="15pt" style:font-size-complex="15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19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Tahoma" fo:font-size="44pt" fo:language="en" fo:country="US" style:font-name-asian="Arial" style:font-size-asian="44pt" style:language-asian="en" style:country-asian="US" style:font-name-complex="Tahoma" style:font-size-complex="44pt" style:language-complex="en" style:country-complex="US"/>
    </style:style>
    <style:style style:name="ce21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2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23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1" table:default-cell-style-name="ce4"/>
        <table:table-row table:style-name="ro1">
          <table:table-cell table:style-name="ce1"/>
          <table:table-cell table:number-columns-repeated="10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7)">
            <text:p>(7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3:.D7]);&quot;)&quot;)" office:value-type="string" office:string-value="s.n. (0)">
            <text:p>s.n. (0)</text:p>
          </table:table-cell>
          <table:table-cell table:style-name="ce5" office:value-type="string">
            <text:p>sentence</text:p>
          </table:table-cell>
          <table:table-cell table:style-name="ce5" office:value-type="string">
            <text:p>written</text:p>
          </table:table-cell>
          <table:table-cell table:style-name="ce5"/>
          <table:table-cell table:style-name="ce5" office:value-type="string">
            <text:p>langs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6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">
            <text:p>3</text:p>
          </table:table-cell>
          <table:table-cell table:style-name="ce3" office:value-type="float" office:value="93">
            <text:p>9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buy. to buy. necessary. / I buy. she buys. we buy. / I want to buy. I need to buy.</text:p>
          </table:table-cell>
          <table:table-cell table:style-name="ce11"/>
          <table:table-cell table:style-name="ce12" office:value-type="string">
            <text:p>buy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0T14:24:14.86">
            <text:p>1010 <text:s/>142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">
            <text:p>4</text:p>
          </table:table-cell>
          <table:table-cell table:style-name="ce3" office:value-type="float" office:value="96">
            <text:p>96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what? / what do I buy? / what did I buy? / what do I need to buy? / what do I want to buy? / </text:p>
          </table:table-cell>
          <table:table-cell table:style-name="ce11"/>
          <table:table-cell table:style-name="ce12" office:value-type="string">
            <text:p>buy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0T14:24:14.86">
            <text:p>1010 <text:s/>142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">
            <text:p>5</text:p>
          </table:table-cell>
          <table:table-cell table:style-name="ce3" office:value-type="float" office:value="98">
            <text:p>98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shop. store. supermarket. / I go to the store. / name. the name of the store. / how often. often. how often do you go?</text:p>
          </table:table-cell>
          <table:table-cell table:style-name="ce11"/>
          <table:table-cell table:style-name="ce12" office:value-type="string">
            <text:p>store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0T14:24:14.86">
            <text:p>1010 <text:s/>142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">
            <text:p>6</text:p>
          </table:table-cell>
          <table:table-cell table:style-name="ce3" office:value-type="float" office:value="100">
            <text:p>100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often. how often? / go. do you go? you. / I go. I go to the shop. I go to the shop often.</text:p>
          </table:table-cell>
          <table:table-cell table:style-name="ce11"/>
          <table:table-cell table:style-name="ce12" office:value-type="string">
            <text:p>go out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0T14:24:14.86">
            <text:p>1010 <text:s/>142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7">
            <text:p>7</text:p>
          </table:table-cell>
          <table:table-cell table:style-name="ce3" office:value-type="float" office:value="102">
            <text:p>10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you. you go / I go / they go / he goes</text:p>
          </table:table-cell>
          <table:table-cell table:style-name="ce11"/>
          <table:table-cell table:style-name="ce12" office:value-type="string">
            <text:p>go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0T14:24:14.86">
            <text:p>1010 <text:s/>142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 office:value-type="float" office:value="104">
            <text:p>10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I drink / water / I drink water / you drink water / they drink water / he drinks water</text:p>
          </table:table-cell>
          <table:table-cell table:style-name="ce11"/>
          <table:table-cell table:style-name="ce12" office:value-type="string">
            <text:p>drink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0T14:24:14.87">
            <text:p>1010 <text:s/>142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">
            <text:p>9</text:p>
          </table:table-cell>
          <table:table-cell table:style-name="ce3" office:value-type="float" office:value="105">
            <text:p>10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this / that / what? / who? / what is this? / what is that?</text:p>
          </table:table-cell>
          <table:table-cell table:style-name="ce11"/>
          <table:table-cell table:style-name="ce12" office:value-type="string">
            <text:p>ask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0T14:24:14.87">
            <text:p>1010 <text:s/>142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0">
            <text:p>10</text:p>
          </table:table-cell>
          <table:table-cell table:style-name="ce3" office:value-type="float" office:value="109">
            <text:p>109</text:p>
          </table:table-cell>
          <table:table-cell table:style-name="ce6" office:value-type="date" office:date-value="2021-08-22T10:13:50.98">
            <text:p>0822</text:p>
          </table:table-cell>
          <table:table-cell table:style-name="ce9"/>
          <table:table-cell table:style-name="ce10" office:value-type="string">
            <text:p>here / there / I go / I go there / you go / you go there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0T14:24:14.87">
            <text:p>1010 <text:s/>142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1">
            <text:p>11</text:p>
          </table:table-cell>
          <table:table-cell table:style-name="ce3" office:value-type="float" office:value="110">
            <text:p>110</text:p>
          </table:table-cell>
          <table:table-cell table:style-name="ce6"/>
          <table:table-cell table:style-name="ce9"/>
          <table:table-cell table:style-name="ce10" office:value-type="string">
            <text:p>help / I need / your help / I need your help</text:p>
          </table:table-cell>
          <table:table-cell table:style-name="ce11"/>
          <table:table-cell table:style-name="ce12" office:value-type="string">
            <text:p>help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0T14:24:14.87">
            <text:p>1010 <text:s/>142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2">
            <text:p>12</text:p>
          </table:table-cell>
          <table:table-cell table:style-name="ce3" office:value-type="float" office:value="111">
            <text:p>111</text:p>
          </table:table-cell>
          <table:table-cell table:style-name="ce6" office:value-type="date" office:date-value="2021-08-24T09:59:51.21">
            <text:p>0824</text:p>
          </table:table-cell>
          <table:table-cell table:style-name="ce9"/>
          <table:table-cell table:style-name="ce10" office:value-type="string">
            <text:p>injury / pain / you have pain / you got injured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0T14:24:14.87">
            <text:p>1010 <text:s/>142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3">
            <text:p>13</text:p>
          </table:table-cell>
          <table:table-cell table:style-name="ce3" office:value-type="float" office:value="112">
            <text:p>112</text:p>
          </table:table-cell>
          <table:table-cell table:style-name="ce6" office:value-type="date" office:date-value="2021-08-26T09:53:45.49">
            <text:p>0826</text:p>
          </table:table-cell>
          <table:table-cell table:style-name="ce9"/>
          <table:table-cell table:style-name="ce10" office:value-type="string">
            <text:p>food / I eat / he eats / I eat food / you eat food / you ate <text:s/>food / already / not yet</text:p>
          </table:table-cell>
          <table:table-cell table:style-name="ce11"/>
          <table:table-cell table:style-name="ce12" office:value-type="string">
            <text:p>eat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0T14:24:14.87">
            <text:p>1010 <text:s/>142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14">
            <text:p>14</text:p>
          </table:table-cell>
          <table:table-cell table:style-name="ce3" office:value-type="float" office:value="91">
            <text:p>91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走る。歩く。行く。来る。 / 速く走る。ゆっくり歩く。まっすぐ行く。すぐに来る。/ 一緒に来る。一人で歩く。みんなで行く。/ もうすぐ来る。そのうち、走る。やがて歩く。</text:p>
          </table:table-cell>
          <table:table-cell table:style-name="ce11"/>
          <table:table-cell table:style-name="ce12" office:value-type="string">
            <text:p>walk,run / mode</text:p>
          </table:table-cell>
          <table:table-cell table:style-name="ce12" office:value-type="string">
            <text:p>k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0T14:24:14.88">
            <text:p>1010 <text:s/>142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5">
            <text:p>15</text:p>
          </table:table-cell>
          <table:table-cell table:style-name="ce3" office:value-type="float" office:value="43">
            <text:p>43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聞く。書く。見る。知る。分かる。　=&gt;　を使った、文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0T14:24:14.89">
            <text:p>1010 <text:s/>142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6">
            <text:p>16</text:p>
          </table:table-cell>
          <table:table-cell table:style-name="ce3" office:value-type="float" office:value="92">
            <text:p>9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笛。竹。造る。竹で造る。竹で作った笛。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0T14:24:14.89">
            <text:p>1010 <text:s/>1424</text:p>
          </table:table-cell>
          <table:table-cell table:number-columns-repeated="1011"/>
        </table:table-row>
        <table:table-row table:style-name="ro6">
          <table:table-cell table:number-columns-repeated="2" table:style-name="ce3" office:value-type="float" office:value="2">
            <text:p>2</text:p>
          </table:table-cell>
          <table:table-cell table:style-name="ce6"/>
          <table:table-cell table:style-name="ce9" office:value-type="string">
            <text:p>v</text:p>
          </table:table-cell>
          <table:table-cell table:style-name="ce10" office:value-type="string">
            <text:p>頭から、血が出ています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0T14:24:14.89">
            <text:p>1010 <text:s/>142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8">
            <text:p>18</text:p>
          </table:table-cell>
          <table:table-cell table:style-name="ce3" office:value-type="float" office:value="11">
            <text:p>11</text:p>
          </table:table-cell>
          <table:table-cell table:style-name="ce6" office:value-type="date" office:date-value="2021-05-02T08:48:06.19">
            <text:p>0502</text:p>
          </table:table-cell>
          <table:table-cell table:style-name="ce9"/>
          <table:table-cell table:style-name="ce10" office:value-type="string">
            <text:p>何時から始まるか、知っていますか。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0T14:24:14.89">
            <text:p>1010 <text:s/>142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9">
            <text:p>19</text:p>
          </table:table-cell>
          <table:table-cell table:style-name="ce3" office:value-type="float" office:value="12">
            <text:p>12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眠いですか。疲れていま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0T14:24:14.9">
            <text:p>1010 <text:s/>142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20">
            <text:p>20</text:p>
          </table:table-cell>
          <table:table-cell table:style-name="ce3" office:value-type="float" office:value="15">
            <text:p>15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何時に終わるか、知っていますか。午後４時に、終わり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0T14:24:14.9">
            <text:p>1010 <text:s/>142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1">
            <text:p>21</text:p>
          </table:table-cell>
          <table:table-cell table:style-name="ce3" office:value-type="float" office:value="16">
            <text:p>16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今日はとても暑いです。少し休みましょう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0T14:24:14.9">
            <text:p>1010 <text:s/>142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とても暑いです。 / I drink water very much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0T14:24:14.9">
            <text:p>1010 <text:s/>1424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、コンクリートがとても多い。いつ終わるか？長い一日です。あと少しです。/ 20210823_113004 : it takes thirty minutes more. about thirty minutes. it is necessary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0T14:24:14.91">
            <text:p>1010 <text:s/>142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、風が吹いている。とても寒いです。雨が降る。雨が降るかも知れませ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0T14:24:14.91">
            <text:p>1010 <text:s/>1424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雲がない。とても暑いです。/ 熱中症。水を飲み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0T14:24:14.92">
            <text:p>1010 <text:s/>142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風が吹いている。風が吹いていない。どっちですか？</text:p>
          </table:table-cell>
          <table:table-cell table:style-name="ce11"/>
          <table:table-cell table:style-name="ce12" office:value-type="string">
            <text:p>A or B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0T14:24:14.92">
            <text:p>1010 <text:s/>142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7">
            <text:p>27</text:p>
          </table:table-cell>
          <table:table-cell table:style-name="ce3" office:value-type="float" office:value="33">
            <text:p>33</text:p>
          </table:table-cell>
          <table:table-cell table:style-name="ce6" office:value-type="date" office:date-value="2021-05-15T10:48:37.7">
            <text:p>0515</text:p>
          </table:table-cell>
          <table:table-cell table:style-name="ce9"/>
          <table:table-cell table:style-name="ce10" office:value-type="string">
            <text:p>he got injured. / he needs help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0T14:24:14.92">
            <text:p>1010 <text:s/>142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28">
            <text:p>28</text:p>
          </table:table-cell>
          <table:table-cell table:style-name="ce3" office:value-type="float" office:value="34">
            <text:p>34</text:p>
          </table:table-cell>
          <table:table-cell table:style-name="ce6" office:value-type="date" office:date-value="2021-05-16T08:24:27.410001">
            <text:p>0516</text:p>
          </table:table-cell>
          <table:table-cell table:style-name="ce9"/>
          <table:table-cell table:style-name="ce10" office:value-type="string">
            <text:p>指を怪我しました。肩を壁にぶつけました。足を角材にぶつけまし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0T14:24:14.93">
            <text:p>1010 <text:s/>142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9">
            <text:p>29</text:p>
          </table:table-cell>
          <table:table-cell table:style-name="ce3" office:value-type="float" office:value="44">
            <text:p>44</text:p>
          </table:table-cell>
          <table:table-cell table:style-name="ce6" office:value-type="date" office:date-value="2021-05-27">
            <text:p>0527</text:p>
          </table:table-cell>
          <table:table-cell table:style-name="ce9"/>
          <table:table-cell table:style-name="ce10" office:value-type="string">
            <text:p>can you hold his arm? / please hold his body. / can you move these wood boards away for me? I want to make <text:s/>a space for him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0T14:24:14.93">
            <text:p>1010 <text:s/>142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30">
            <text:p>30</text:p>
          </table:table-cell>
          <table:table-cell table:style-name="ce3" office:value-type="float" office:value="45">
            <text:p>45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喉が渇きました。水は、どこで飲めますか？水を飲む場所はありますか？水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0T14:24:14.93">
            <text:p>1010 <text:s/>142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1">
            <text:p>31</text:p>
          </table:table-cell>
          <table:table-cell table:style-name="ce3" office:value-type="float" office:value="46">
            <text:p>46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you go forward. / you turn to the left. / and, you turn to the right / there is a toilet. / someone is using it now.</text:p>
          </table:table-cell>
          <table:table-cell table:style-name="ce11"/>
          <table:table-cell table:style-name="ce12" office:value-type="string">
            <text:p>direc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0T14:24:14.93">
            <text:p>1010 <text:s/>142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2">
            <text:p>32</text:p>
          </table:table-cell>
          <table:table-cell table:style-name="ce3" office:value-type="float" office:value="47">
            <text:p>47</text:p>
          </table:table-cell>
          <table:table-cell table:style-name="ce6" office:value-type="date" office:date-value="2021-05-31T10:48:39.27">
            <text:p>0531</text:p>
          </table:table-cell>
          <table:table-cell table:style-name="ce9"/>
          <table:table-cell table:style-name="ce10" office:value-type="string">
            <text:p>ここに穴があります。危ないです。板を置きま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0T14:24:14.94">
            <text:p>1010 <text:s/>142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3">
            <text:p>33</text:p>
          </table:table-cell>
          <table:table-cell table:style-name="ce3" office:value-type="float" office:value="48">
            <text:p>48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head is bleeding? where did he hit his head, when? / how did he fall on the floor? / how did you come here. train, car?</text:p>
          </table:table-cell>
          <table:table-cell table:style-name="ce11"/>
          <table:table-cell table:style-name="ce12" office:value-type="string">
            <text:p>reason, method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0T14:24:14.94">
            <text:p>1010 <text:s/>142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4">
            <text:p>34</text:p>
          </table:table-cell>
          <table:table-cell table:style-name="ce3" office:value-type="float" office:value="49">
            <text:p>49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nose is bleeding? / because an iron rod fell on his nose 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0T14:24:14.94">
            <text:p>1010 <text:s/>142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5">
            <text:p>35</text:p>
          </table:table-cell>
          <table:table-cell table:style-name="ce3" office:value-type="float" office:value="50">
            <text:p>50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it really happened? / he fell down on the floor. it is slippery.</text:p>
          </table:table-cell>
          <table:table-cell table:style-name="ce11"/>
          <table:table-cell table:style-name="ce12" office:value-type="string">
            <text:p>“reall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0T14:24:14.94">
            <text:p>1010 <text:s/>142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6">
            <text:p>36</text:p>
          </table:table-cell>
          <table:table-cell table:style-name="ce3" office:value-type="float" office:value="51">
            <text:p>51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e says he wants to have a rest. / he says he is not feeling well. / he says he wants to sit down on the floor. / how does he feel?</text:p>
          </table:table-cell>
          <table:table-cell table:style-name="ce11"/>
          <table:table-cell table:style-name="ce12" office:value-type="string">
            <text:p>“sa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0T14:24:14.94">
            <text:p>1010 <text:s/>142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7">
            <text:p>37</text:p>
          </table:table-cell>
          <table:table-cell table:style-name="ce3" office:value-type="float" office:value="52">
            <text:p>52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is mouth got swollen. he hit his mouth on the iron bar.</text:p>
          </table:table-cell>
          <table:table-cell table:style-name="ce11"/>
          <table:table-cell table:style-name="ce12" office:value-type="string">
            <text:p>body par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0T14:24:14.95">
            <text:p>1010 <text:s/>1424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38">
            <text:p>38</text:p>
          </table:table-cell>
          <table:table-cell table:style-name="ce3" office:value-type="float" office:value="53">
            <text:p>53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腕から血が流れている。脚から血が流れている。 / 彼は、下の階へ落ち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0T14:24:14.95">
            <text:p>1010 <text:s/>142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9">
            <text:p>39</text:p>
          </table:table-cell>
          <table:table-cell table:style-name="ce3" office:value-type="float" office:value="54">
            <text:p>54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ここには、ロープが張られていない。落ちます。危険で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0T14:24:14.95">
            <text:p>1010 <text:s/>142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0">
            <text:p>40</text:p>
          </table:table-cell>
          <table:table-cell table:style-name="ce3" office:value-type="float" office:value="55">
            <text:p>55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それはとても重いです。動かさなくていいです。後で、皆で動かしましょう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0T14:24:14.96">
            <text:p>1010 <text:s/>1424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41">
            <text:p>41</text:p>
          </table:table-cell>
          <table:table-cell table:style-name="ce3" office:value-type="float" office:value="56">
            <text:p>56</text:p>
          </table:table-cell>
          <table:table-cell table:style-name="ce6" office:value-type="date" office:date-value="2021-06-08T08:38:13.32">
            <text:p>0608</text:p>
          </table:table-cell>
          <table:table-cell table:style-name="ce9"/>
          <table:table-cell table:style-name="ce10" office:value-type="string">
            <text:p>このロープは、とても軽いです。一人で持てるでしょう。あそこへ、運んでもらえますか？/ この板は、とても重いです。動かす必要はありません。あとで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0T14:24:14.97">
            <text:p>1010 <text:s/>142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2">
            <text:p>42</text:p>
          </table:table-cell>
          <table:table-cell table:style-name="ce3" office:value-type="float" office:value="57">
            <text:p>57</text:p>
          </table:table-cell>
          <table:table-cell table:style-name="ce6"/>
          <table:table-cell table:style-name="ce9"/>
          <table:table-cell table:style-name="ce10" office:value-type="string">
            <text:p>２階から、３階へ、上がってもらえますか？そこで、壁を叩いてください。</text:p>
          </table:table-cell>
          <table:table-cell table:style-name="ce11"/>
          <table:table-cell table:style-name="ce12" office:value-type="string">
            <text:p>移動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0T14:24:14.97">
            <text:p>1010 <text:s/>142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3">
            <text:p>43</text:p>
          </table:table-cell>
          <table:table-cell table:style-name="ce3" office:value-type="float" office:value="58">
            <text:p>58</text:p>
          </table:table-cell>
          <table:table-cell table:style-name="ce6" office:value-type="date" office:date-value="2021-06-11T16:16:27.73">
            <text:p>0611</text:p>
          </table:table-cell>
          <table:table-cell table:style-name="ce9"/>
          <table:table-cell table:style-name="ce10" office:value-type="string">
            <text:p>it is good. you are doing well. please do it. please continue it. / please do it again.</text:p>
          </table:table-cell>
          <table:table-cell table:style-name="ce11"/>
          <table:table-cell table:style-name="ce12" office:value-type="string">
            <text:p>良い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0T14:24:14.97">
            <text:p>1010 <text:s/>142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4">
            <text:p>44</text:p>
          </table:table-cell>
          <table:table-cell table:style-name="ce3" office:value-type="float" office:value="66">
            <text:p>66</text:p>
          </table:table-cell>
          <table:table-cell table:style-name="ce6" office:value-type="date" office:date-value="2021-07-11T09:37:15.13">
            <text:p>0711</text:p>
          </table:table-cell>
          <table:table-cell table:style-name="ce9"/>
          <table:table-cell table:style-name="ce10" office:value-type="string">
            <text:p>can you hold this chord for me for a while? / I want to got to the toilet. / can you have this backet for me? I want to pour water into it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0T14:24:14.97">
            <text:p>1010 <text:s/>142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5">
            <text:p>45</text:p>
          </table:table-cell>
          <table:table-cell table:style-name="ce3" office:value-type="float" office:value="67">
            <text:p>67</text:p>
          </table:table-cell>
          <table:table-cell table:style-name="ce6" office:value-type="date" office:date-value="2021-07-13T08:54:29.84">
            <text:p>0713</text:p>
          </table:table-cell>
          <table:table-cell table:style-name="ce9"/>
          <table:table-cell table:style-name="ce10" office:value-type="string">
            <text:p>水を出す筒。水。筒。彼は、水を出します。</text:p>
          </table:table-cell>
          <table:table-cell table:style-name="ce11"/>
          <table:table-cell table:style-name="ce12" office:value-type="string">
            <text:p>tool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0T14:24:14.97">
            <text:p>1010 <text:s/>142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6">
            <text:p>46</text:p>
          </table:table-cell>
          <table:table-cell table:style-name="ce3" office:value-type="float" office:value="68">
            <text:p>68</text:p>
          </table:table-cell>
          <table:table-cell table:style-name="ce6" office:value-type="date" office:date-value="2021-07-14T08:55:10.33">
            <text:p>0714</text:p>
          </table:table-cell>
          <table:table-cell table:style-name="ce9"/>
          <table:table-cell table:style-name="ce10" office:value-type="string">
            <text:p>柱と、柱の周りに、水をかけてください。梁に、水をかけてください。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0T14:24:14.98">
            <text:p>1010 <text:s/>142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7">
            <text:p>47</text:p>
          </table:table-cell>
          <table:table-cell table:style-name="ce3" office:value-type="float" office:value="69">
            <text:p>69</text:p>
          </table:table-cell>
          <table:table-cell table:style-name="ce6" office:value-type="date" office:date-value="2021-07-14T09:00:17.94">
            <text:p>0714</text:p>
          </table:table-cell>
          <table:table-cell table:style-name="ce9"/>
          <table:table-cell table:style-name="ce10" office:value-type="string">
            <text:p>たばこ。タバコを吸いますか？どこでタバコを吸えますか？タバコを吸う場所。喫煙所。</text:p>
          </table:table-cell>
          <table:table-cell table:style-name="ce11"/>
          <table:table-cell table:style-name="ce12" office:value-type="string">
            <text:p>things:tobacco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0T14:24:14.98">
            <text:p>1010 <text:s/>142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8">
            <text:p>48</text:p>
          </table:table-cell>
          <table:table-cell table:style-name="ce3" office:value-type="float" office:value="70">
            <text:p>70</text:p>
          </table:table-cell>
          <table:table-cell table:style-name="ce6" office:value-type="date" office:date-value="2021-07-15T08:48:59.33">
            <text:p>0715</text:p>
          </table:table-cell>
          <table:table-cell table:style-name="ce9"/>
          <table:table-cell table:style-name="ce10" office:value-type="string">
            <text:p>休憩。時間。時刻。休憩の時間。あるいは、タバコを吸いますか？そして、水を飲みますか？</text:p>
          </table:table-cell>
          <table:table-cell table:style-name="ce11"/>
          <table:table-cell table:style-name="ce12" office:value-type="string">
            <text:p>syntax : and, o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0T14:24:14.99">
            <text:p>1010 <text:s/>1424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49">
            <text:p>49</text:p>
          </table:table-cell>
          <table:table-cell table:style-name="ce3" office:value-type="float" office:value="71">
            <text:p>71</text:p>
          </table:table-cell>
          <table:table-cell table:style-name="ce6" office:value-type="date" office:date-value="2021-07-15T09:03:06.31">
            <text:p>0715</text:p>
          </table:table-cell>
          <table:table-cell table:style-name="ce9"/>
          <table:table-cell table:style-name="ce10" office:value-type="string">
            <text:p>休憩。休憩しましたか？私は、休憩します。もう、休憩しましたか？彼らは、すでに、休憩しましたか？もう、食べましたか？</text:p>
          </table:table-cell>
          <table:table-cell table:style-name="ce11"/>
          <table:table-cell table:style-name="ce12" office:value-type="string">
            <text:p>word : もう、すでに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0T14:24:14.99">
            <text:p>1010 <text:s/>142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0">
            <text:p>50</text:p>
          </table:table-cell>
          <table:table-cell table:style-name="ce3" office:value-type="float" office:value="72">
            <text:p>72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0" office:value-type="string">
            <text:p>バケツに水を入れていください。ブラシ。ブラシで、鉄筋を、洗ってください。</text:p>
          </table:table-cell>
          <table:table-cell table:style-name="ce11"/>
          <table:table-cell table:style-name="ce12" office:value-type="string">
            <text:p>作業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0T14:24:15">
            <text:p>1010 <text:s/>142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1">
            <text:p>51</text:p>
          </table:table-cell>
          <table:table-cell table:style-name="ce3" office:value-type="float" office:value="73">
            <text:p>73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0" office:value-type="string">
            <text:p>疲れましたか？暑いですか？１０分ぐらい、やすんでください。私が、代わりに、やります。</text:p>
          </table:table-cell>
          <table:table-cell table:style-name="ce11"/>
          <table:table-cell table:style-name="ce12" office:value-type="string">
            <text:p>健康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0T14:24:15">
            <text:p>1010 <text:s/>142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2">
            <text:p>52</text:p>
          </table:table-cell>
          <table:table-cell table:style-name="ce3" office:value-type="float" office:value="74">
            <text:p>74</text:p>
          </table:table-cell>
          <table:table-cell table:style-name="ce6" office:value-type="date" office:date-value="2021-07-17T08:37:49.98">
            <text:p>0717</text:p>
          </table:table-cell>
          <table:table-cell table:style-name="ce9"/>
          <table:table-cell table:style-name="ce10" office:value-type="string">
            <text:p>do you know where the stairs are? / stairs / the stairs are on the other side / this side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0T14:24:15">
            <text:p>1010 <text:s/>142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3">
            <text:p>53</text:p>
          </table:table-cell>
          <table:table-cell table:style-name="ce3" office:value-type="float" office:value="75">
            <text:p>75</text:p>
          </table:table-cell>
          <table:table-cell table:style-name="ce6" office:value-type="date" office:date-value="2021-07-18">
            <text:p>0718</text:p>
          </table:table-cell>
          <table:table-cell table:style-name="ce9"/>
          <table:table-cell table:style-name="ce10" office:value-type="string">
            <text:p>I have a hat. / you have a hat / did you buy that hat in japan?</text:p>
          </table:table-cell>
          <table:table-cell table:style-name="ce11"/>
          <table:table-cell table:style-name="ce12" office:value-type="string">
            <text:p>things : h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0T14:24:15">
            <text:p>1010 <text:s/>142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4">
            <text:p>54</text:p>
          </table:table-cell>
          <table:table-cell table:style-name="ce3" office:value-type="float" office:value="76">
            <text:p>76</text:p>
          </table:table-cell>
          <table:table-cell table:style-name="ce6" office:value-type="date" office:date-value="2021-07-23T09:13:39.17">
            <text:p>0723</text:p>
          </table:table-cell>
          <table:table-cell table:style-name="ce9"/>
          <table:table-cell table:style-name="ce10" office:value-type="string">
            <text:p>I am hungry / I didn't eat breakfast. / I want to eat. / I have some food.</text:p>
          </table:table-cell>
          <table:table-cell table:style-name="ce11"/>
          <table:table-cell table:style-name="ce12" office:value-type="string">
            <text:p>action : e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0T14:24:15.01">
            <text:p>1010 <text:s/>142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5">
            <text:p>55</text:p>
          </table:table-cell>
          <table:table-cell table:style-name="ce3" office:value-type="float" office:value="77">
            <text:p>77</text:p>
          </table:table-cell>
          <table:table-cell table:style-name="ce6" office:value-type="date" office:date-value="2021-07-24T09:29:08.15">
            <text:p>0724</text:p>
          </table:table-cell>
          <table:table-cell table:style-name="ce9"/>
          <table:table-cell table:style-name="ce10" office:value-type="string">
            <text:p>a big hat / a small hat / the sun light / it comes / the sun light comes / the sun light doesn't come</text:p>
          </table:table-cell>
          <table:table-cell table:style-name="ce11"/>
          <table:table-cell table:style-name="ce12" office:value-type="string">
            <text:p>things : h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0T14:24:15.01">
            <text:p>1010 <text:s/>142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6">
            <text:p>56</text:p>
          </table:table-cell>
          <table:table-cell table:style-name="ce3" office:value-type="float" office:value="78">
            <text:p>78</text:p>
          </table:table-cell>
          <table:table-cell table:style-name="ce6" office:value-type="date" office:date-value="2021-07-24T09:31:03.13">
            <text:p>0724</text:p>
          </table:table-cell>
          <table:table-cell table:style-name="ce9"/>
          <table:table-cell table:style-name="ce10" office:value-type="string">
            <text:p>I want to drink / I am hungry / I like food / food / what kind of food? / I like rice / what food do you like? / a Vietnamese food / noodle / do you like noodle?</text:p>
          </table:table-cell>
          <table:table-cell table:style-name="ce11"/>
          <table:table-cell table:style-name="ce12" office:value-type="string">
            <text:p>e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0T14:24:15.01">
            <text:p>1010 <text:s/>1424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57">
            <text:p>57</text:p>
          </table:table-cell>
          <table:table-cell table:style-name="ce3" office:value-type="float" office:value="79">
            <text:p>79</text:p>
          </table:table-cell>
          <table:table-cell table:style-name="ce6"/>
          <table:table-cell table:style-name="ce9"/>
          <table:table-cell table:style-name="ce10" office:value-type="string">
            <text:p>このバケツは重いです。あの箱は、軽いです。 / 一人では、持てません。 / すまないが、向こうへ運んでくれますか？ / バケツの中に、ブラシが入っています。</text:p>
          </table:table-cell>
          <table:table-cell table:style-name="ce11"/>
          <table:table-cell table:style-name="ce12" office:value-type="string">
            <text:p>bucke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0T14:24:15.02">
            <text:p>1010 <text:s/>1424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58">
            <text:p>58</text:p>
          </table:table-cell>
          <table:table-cell table:style-name="ce3" office:value-type="float" office:value="80">
            <text:p>80</text:p>
          </table:table-cell>
          <table:table-cell table:style-name="ce6"/>
          <table:table-cell table:style-name="ce9"/>
          <table:table-cell table:style-name="ce10" office:value-type="string">
            <text:p>この箱は重いです。 / 誰か、他の人を呼びましょう。 / 手伝ってもらえますか？ / この角材を、向こうへ動かしたいで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0T14:24:15.02">
            <text:p>1010 <text:s/>1424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59">
            <text:p>59</text:p>
          </table:table-cell>
          <table:table-cell table:style-name="ce3" office:value-type="float" office:value="81">
            <text:p>81</text:p>
          </table:table-cell>
          <table:table-cell table:style-name="ce6" office:value-type="date" office:date-value="2021-07-28T09:12:51.6">
            <text:p>0728</text:p>
          </table:table-cell>
          <table:table-cell table:style-name="ce9"/>
          <table:table-cell table:style-name="ce10" office:value-type="string">
            <text:p>この板は、とても重いです。手では、運べません。運べないでしょう。 / 一輪車を、探し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0T14:24:15.03">
            <text:p>1010 <text:s/>1424</text:p>
          </table:table-cell>
          <table:table-cell table:number-columns-repeated="1011"/>
        </table:table-row>
        <table:table-row table:style-name="ro13">
          <table:table-cell table:style-name="ce3" table:formula="of:=ROW()" office:value-type="float" office:value="60">
            <text:p>60</text:p>
          </table:table-cell>
          <table:table-cell table:style-name="ce3" office:value-type="float" office:value="82">
            <text:p>8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バケツに水を入れてください。 / この水は、捨ててください。捨ててもらえますか / ここに、捨ててください。 / そこには、捨てないでください。 / なぜなら、床を汚したくないからです。 / 汚したくない。汚したくないそうで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0T14:24:15.04">
            <text:p>1010 <text:s/>1424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61">
            <text:p>61</text:p>
          </table:table-cell>
          <table:table-cell table:style-name="ce3" office:value-type="float" office:value="83">
            <text:p>8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汚水。汚れた水。この汚れた水。汚れている水。 / この水を流しても、なにか、違いがありますか？違い。流す。水を流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0T14:24:15.05">
            <text:p>1010 <text:s/>1424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62">
            <text:p>62</text:p>
          </table:table-cell>
          <table:table-cell table:style-name="ce3" office:value-type="float" office:value="84">
            <text:p>8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この水は、いま入れました。まだ、きれいです。 / もう、汚いです。まだ、汚くないです。 / 洗います。あとで、洗います。いま、洗います。誰が、洗いますか？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0T14:24:15.06">
            <text:p>1010 <text:s/>1424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63">
            <text:p>63</text:p>
          </table:table-cell>
          <table:table-cell table:style-name="ce3" office:value-type="float" office:value="85">
            <text:p>8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喉が渇きます。喉。乾く。 / 水を飲みたいです。冷たい水。水が熱いです。熱くなっています。 / 暑いです。暑いですね。暑くなります。暑くなりました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0T14:24:15.06">
            <text:p>1010 <text:s/>1424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64">
            <text:p>64</text:p>
          </table:table-cell>
          <table:table-cell table:style-name="ce3" office:value-type="float" office:value="86">
            <text:p>86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汗。出る。汗が出る。/ 流れる。汗が流れる / 汚れる。汚れ。服。衣服。作業。作業着。服が汚れる。汚れた。すでに、汚れた。もう、汚れた。まだ、汚れていない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0T14:24:15.07">
            <text:p>1010 <text:s/>1424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65">
            <text:p>65</text:p>
          </table:table-cell>
          <table:table-cell table:style-name="ce3" office:value-type="float" office:value="87">
            <text:p>87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今日。暑い。今日は、暑い / 日差し。日光。強い。弱い。日差しが強い。 / 涼しい。涼しくなる。なってほしい。涼しくなってほしい。</text:p>
          </table:table-cell>
          <table:table-cell table:style-name="ce11"/>
          <table:table-cell table:style-name="ce12" office:value-type="string">
            <text:p>weath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0T14:24:15.08">
            <text:p>1010 <text:s/>1424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66">
            <text:p>66</text:p>
          </table:table-cell>
          <table:table-cell table:style-name="ce3" office:value-type="float" office:value="88">
            <text:p>88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暑い。こんなに暑い。なぜ、暑いのか？なぜ、こんなに暑いのか？ / 夏。季節。ベトナムも、暑いか？ / 降る。雨。雨が降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0T14:24:15.09">
            <text:p>1010 <text:s/>1424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67">
            <text:p>67</text:p>
          </table:table-cell>
          <table:table-cell table:style-name="ce3" office:value-type="float" office:value="89">
            <text:p>89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風。吹く。風が吹く。 / もし風が吹いたら。涼しい。涼しくなる。涼しくなるだろう。</text:p>
          </table:table-cell>
          <table:table-cell table:style-name="ce11"/>
          <table:table-cell table:style-name="ce12" office:value-type="string">
            <text:p>condi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0T14:24:15.09">
            <text:p>1010 <text:s/>142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8">
            <text:p>68</text:p>
          </table:table-cell>
          <table:table-cell table:style-name="ce3" office:value-type="float" office:value="90">
            <text:p>90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週。今週。来週。先週。 / 天気。今週の天気。 / 今日。明日。昨日。 / ３日前。５日前。 / １ヶ月。２ヶ月。</text:p>
          </table:table-cell>
          <table:table-cell table:style-name="ce11"/>
          <table:table-cell table:style-name="ce12" office:value-type="string">
            <text:p>week,month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0T14:24:15.12">
            <text:p>1010 <text:s/>1424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69">
            <text:p>69</text:p>
          </table:table-cell>
          <table:table-cell table:style-name="ce3" office:value-type="float" office:value="94">
            <text:p>9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今週、仕事をできますか？ / 休む。休みます。来週は、休みますか？ / 先週は、休みましたか？ / 予定。今月の予定は、どうですか？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0T14:24:15.13">
            <text:p>1010 <text:s/>1424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70">
            <text:p>70</text:p>
          </table:table-cell>
          <table:table-cell table:style-name="ce3" office:value-type="float" office:value="95">
            <text:p>9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疲れる。疲れた。疲れましたか？ / 一週間に、何日、休みますか？休日。 / 今月は、何回、休みましたか？ / 決める。決めました。決まっている。いつ休むか、決まっていますか？</text:p>
          </table:table-cell>
          <table:table-cell table:style-name="ce11"/>
          <table:table-cell table:style-name="ce12" office:value-type="string">
            <text:p>labo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0T14:24:15.15">
            <text:p>1010 <text:s/>1424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71">
            <text:p>71</text:p>
          </table:table-cell>
          <table:table-cell table:style-name="ce3" office:value-type="float" office:value="97">
            <text:p>97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ケガ。傷。傷口。怪我をする。負傷。負傷する <text:s/>/ 手当て。手当する。治療する。拭く。傷口を拭く。/ 当てる。タオル。タオルを当てる。タオルを傷口に当てる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0T14:24:15.16">
            <text:p>1010 <text:s/>142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72">
            <text:p>72</text:p>
          </table:table-cell>
          <table:table-cell table:style-name="ce3" office:value-type="float" office:value="99">
            <text:p>99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呼吸。苦しい。感じる。 / 呼吸が苦しい。 / 胸。痛い。胸が痛い。 / 腹。腹が痛い。</text:p>
          </table:table-cell>
          <table:table-cell table:style-name="ce11"/>
          <table:table-cell table:style-name="ce12" office:value-type="string">
            <text:p>medical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0T14:24:15.17">
            <text:p>1010 <text:s/>142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73">
            <text:p>73</text:p>
          </table:table-cell>
          <table:table-cell table:style-name="ce3" office:value-type="float" office:value="101">
            <text:p>101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ブラシ。バケツ。水。/ 手。腕。持つ。/ ブラシを持つ。バケツを持つ。/ 入れる。水を入れる。水をバケツに入れる</text:p>
          </table:table-cell>
          <table:table-cell table:style-name="ce11"/>
          <table:table-cell table:style-name="ce12" office:value-type="string">
            <text:p>tool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0T14:24:15.18">
            <text:p>1010 <text:s/>1424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74">
            <text:p>74</text:p>
          </table:table-cell>
          <table:table-cell table:style-name="ce3" office:value-type="float" office:value="103">
            <text:p>10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シャベル。スコップ。コンクリート。/ コンクリートを、シャベルで、入れる。/ シャベルで、外へ出す。/ ここへ、入れてください。</text:p>
          </table:table-cell>
          <table:table-cell table:style-name="ce11"/>
          <table:table-cell table:style-name="ce12" office:value-type="string">
            <text:p>シャベル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0T14:24:15.19">
            <text:p>1010 <text:s/>1424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75">
            <text:p>75</text:p>
          </table:table-cell>
          <table:table-cell table:style-name="ce3" office:value-type="float" office:value="106">
            <text:p>106</text:p>
          </table:table-cell>
          <table:table-cell table:style-name="ce6" office:value-type="date" office:date-value="2021-08-15">
            <text:p>0815</text:p>
          </table:table-cell>
          <table:table-cell table:style-name="ce9"/>
          <table:table-cell table:style-name="ce10" office:value-type="string">
            <text:p>氷。冷やす。冷たい。水で冷やす。 / 置く。首。首に置く。首に氷を置く。</text:p>
          </table:table-cell>
          <table:table-cell table:style-name="ce11"/>
          <table:table-cell table:style-name="ce12" office:value-type="string">
            <text:p>冷やす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0T14:24:15.2">
            <text:p>1010 <text:s/>1424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76">
            <text:p>76</text:p>
          </table:table-cell>
          <table:table-cell table:style-name="ce3" office:value-type="float" office:value="107">
            <text:p>107</text:p>
          </table:table-cell>
          <table:table-cell table:style-name="ce6" office:value-type="date" office:date-value="2021-08-16T09:31:54.86">
            <text:p>0816</text:p>
          </table:table-cell>
          <table:table-cell table:style-name="ce9"/>
          <table:table-cell table:style-name="ce10" office:value-type="string">
            <text:p>気温。高い。今日は、気温が高いです。/ 飲む。飲み物。食べる。食べ物。</text:p>
          </table:table-cell>
          <table:table-cell table:style-name="ce11"/>
          <table:table-cell table:style-name="ce12" office:value-type="string">
            <text:p>気温；飲む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0T14:24:15.21">
            <text:p>1010 <text:s/>142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77">
            <text:p>77</text:p>
          </table:table-cell>
          <table:table-cell table:style-name="ce3" office:value-type="float" office:value="108">
            <text:p>108</text:p>
          </table:table-cell>
          <table:table-cell table:style-name="ce6" office:value-type="date" office:date-value="2021-08-21T10:48:09.96">
            <text:p>0821</text:p>
          </table:table-cell>
          <table:table-cell table:style-name="ce9"/>
          <table:table-cell table:style-name="ce10" office:value-type="string">
            <text:p>hot / temperature / high, low / temperature is high / I want / I need / temperature is low / I want the temperature to be low.</text:p>
          </table:table-cell>
          <table:table-cell table:style-name="ce11"/>
          <table:table-cell table:style-name="ce12" office:value-type="string">
            <text:p>気温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0T14:24:15.21">
            <text:p>1010 <text:s/>1424</text:p>
          </table:table-cell>
          <table:table-cell table:number-columns-repeated="1011"/>
        </table:table-row>
        <table:table-row table:style-name="ro6">
          <table:table-cell table:number-columns-repeated="2" table:style-name="ce3" office:value-type="float" office:value="1">
            <text:p>1</text:p>
          </table:table-cell>
          <table:table-cell table:style-name="ce6" office:value-type="date" office:date-value="2021-04-29T15:15:36.43">
            <text:p>0429</text:p>
          </table:table-cell>
          <table:table-cell table:style-name="ce9" office:value-type="string">
            <text:p>c</text:p>
          </table:table-cell>
          <table:table-cell table:style-name="ce10" office:value-type="string">
            <text:p>消しゴム以外に、何を売っていますか？</text:p>
          </table:table-cell>
          <table:table-cell table:style-name="ce11" office:value-type="date" office:date-value="2021-04-29T16:41:16.94">
            <text:p>0429</text:p>
          </table:table-cell>
          <table:table-cell table:style-name="ce12" table:number-columns-repeated="2"/>
          <table:table-cell table:style-name="ce6" office:value-type="date" office:date-value="2021-03-25T13:08:31.82">
            <text:p>0325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0T14:24:15.22">
            <text:p>1010 <text:s/>1424</text:p>
          </table:table-cell>
          <table:table-cell table:number-columns-repeated="1011"/>
        </table:table-row>
        <table:table-row table:style-name="ro7">
          <table:table-cell table:number-columns-repeated="2" table:style-name="ce3" office:value-type="float" office:value="3">
            <text:p>3</text:p>
          </table:table-cell>
          <table:table-cell table:style-name="ce6" office:value-type="date" office:date-value="2021-05-01T10:24:21.49">
            <text:p>0501</text:p>
          </table:table-cell>
          <table:table-cell table:style-name="ce9"/>
          <table:table-cell table:style-name="ce10" office:value-type="string">
            <text:p>昨日は、ぐっすりと眠りました。それなのに、今朝は眠いのです。</text:p>
          </table:table-cell>
          <table:table-cell table:style-name="ce11" office:value-type="date" office:date-value="2021-05-01T10:24:21.49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0T14:24:15.22">
            <text:p>1010 <text:s/>1424</text:p>
          </table:table-cell>
          <table:table-cell table:number-columns-repeated="1011"/>
        </table:table-row>
        <table:table-row table:style-name="ro6">
          <table:table-cell table:number-columns-repeated="2" table:style-name="ce3" office:value-type="float" office:value="4">
            <text:p>4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部屋の中は暑くて、とても寝ていられません。</text:p>
          </table:table-cell>
          <table:table-cell table:style-name="ce11" office:value-type="date" office:date-value="2021-05-01T10:43:01.47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0T14:24:15.22">
            <text:p>1010 <text:s/>1424</text:p>
          </table:table-cell>
          <table:table-cell table:number-columns-repeated="1011"/>
        </table:table-row>
        <table:table-row table:style-name="ro7">
          <table:table-cell table:number-columns-repeated="2" table:style-name="ce3" office:value-type="float" office:value="5">
            <text:p>5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0T14:24:15.23">
            <text:p>1010 <text:s/>142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2">
            <text:p>82</text:p>
          </table:table-cell>
          <table:table-cell table:style-name="ce3" office:value-type="float" office:value="8">
            <text:p>8</text:p>
          </table:table-cell>
          <table:table-cell table:style-name="ce6" office:value-type="date" office:date-value="2021-05-01T10:57:49.5">
            <text:p>0501</text:p>
          </table:table-cell>
          <table:table-cell table:style-name="ce9"/>
          <table:table-cell table:style-name="ce10" office:value-type="string">
            <text:p>私は公園へ行く時、自転車を使います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0T14:24:15.24">
            <text:p>1010 <text:s/>142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3">
            <text:p>83</text:p>
          </table:table-cell>
          <table:table-cell table:style-name="ce3" office:value-type="float" office:value="9">
            <text:p>9</text:p>
          </table:table-cell>
          <table:table-cell table:style-name="ce6" office:value-type="date" office:date-value="2021-05-01T11:06:58.59">
            <text:p>0501</text:p>
          </table:table-cell>
          <table:table-cell table:style-name="ce9"/>
          <table:table-cell table:style-name="ce10" office:value-type="string">
            <text:p>落花生が好き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0T14:24:15.24">
            <text:p>1010 <text:s/>142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4">
            <text:p>84</text:p>
          </table:table-cell>
          <table:table-cell table:style-name="ce3" office:value-type="float" office:value="10">
            <text:p>10</text:p>
          </table:table-cell>
          <table:table-cell table:style-name="ce6" office:value-type="date" office:date-value="2021-05-01T11:18:36.9">
            <text:p>0501</text:p>
          </table:table-cell>
          <table:table-cell table:style-name="ce9"/>
          <table:table-cell table:style-name="ce10" office:value-type="string">
            <text:p>傷の手当ての、新しい方法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0T14:24:15.24">
            <text:p>1010 <text:s/>142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5">
            <text:p>85</text:p>
          </table:table-cell>
          <table:table-cell table:style-name="ce3" office:value-type="float" office:value="13">
            <text:p>13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水を飲みたいですか。何か食べたい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0T14:24:15.24">
            <text:p>1010 <text:s/>142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6">
            <text:p>86</text:p>
          </table:table-cell>
          <table:table-cell table:style-name="ce3" office:value-type="float" office:value="14">
            <text:p>14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お腹が空いていますか。食事は、何時に食べました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0T14:24:15.25">
            <text:p>1010 <text:s/>1424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87">
            <text:p>87</text:p>
          </table:table-cell>
          <table:table-cell table:style-name="ce3" office:value-type="float" office:value="17">
            <text:p>17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あなたの名前はなんですか？ / 日本には、いつ来たのですか？</text:p>
          </table:table-cell>
          <table:table-cell table:style-name="ce11"/>
          <table:table-cell table:style-name="ce12" office:value-type="string">
            <text:p>nam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0T14:24:15.25">
            <text:p>1010 <text:s/>142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8">
            <text:p>88</text:p>
          </table:table-cell>
          <table:table-cell table:style-name="ce3" office:value-type="float" office:value="18">
            <text:p>18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は、いつ来たのですか？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0T14:24:15.25">
            <text:p>1010 <text:s/>142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9">
            <text:p>89</text:p>
          </table:table-cell>
          <table:table-cell table:style-name="ce3" office:value-type="float" office:value="19">
            <text:p>19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来て、どのくらい経ち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0T14:24:15.25">
            <text:p>1010 <text:s/>142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0">
            <text:p>90</text:p>
          </table:table-cell>
          <table:table-cell table:style-name="ce3" office:value-type="float" office:value="20">
            <text:p>20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how do you come here? do you use railway?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0T14:24:15.25">
            <text:p>1010 <text:s/>142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1">
            <text:p>91</text:p>
          </table:table-cell>
          <table:table-cell table:style-name="ce3" office:value-type="float" office:value="21">
            <text:p>21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see you again. / have a nice day. / take care. / thank you for your help toda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0T14:24:15.25">
            <text:p>1010 <text:s/>1424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92">
            <text:p>92</text:p>
          </table:table-cell>
          <table:table-cell table:style-name="ce3" office:value-type="float" office:value="22">
            <text:p>22</text:p>
          </table:table-cell>
          <table:table-cell table:style-name="ce6" office:value-type="date" office:date-value="2021-05-08T08:37:01.46">
            <text:p>0508</text:p>
          </table:table-cell>
          <table:table-cell table:style-name="ce9"/>
          <table:table-cell table:style-name="ce10" office:value-type="string">
            <text:p>この床は、広いです。あの壁は、高いです。このバケツは、重いです。/ 20210823_112853 : 一人で運ぶ。一人で。運ぶ。バケツを運ぶ。一人でバケツを運ぶ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0T14:24:15.26">
            <text:p>1010 <text:s/>1424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93">
            <text:p>93</text:p>
          </table:table-cell>
          <table:table-cell table:style-name="ce3" office:value-type="float" office:value="28">
            <text:p>28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ネジを回すための道具。持っていますか？/ ネジ。回す。道具。持っている。</text:p>
          </table:table-cell>
          <table:table-cell table:style-name="ce11"/>
          <table:table-cell table:style-name="ce13" office:value-type="string">
            <text:p>have ; 도구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0T14:24:15.27">
            <text:p>1010 <text:s/>142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4">
            <text:p>94</text:p>
          </table:table-cell>
          <table:table-cell table:style-name="ce3" office:value-type="float" office:value="29">
            <text:p>29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I like peanuts</text:p>
          </table:table-cell>
          <table:table-cell table:style-name="ce11"/>
          <table:table-cell table:style-name="ce13" office:value-type="string">
            <text:p>lik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0T14:24:15.27">
            <text:p>1010 <text:s/>142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5">
            <text:p>95</text:p>
          </table:table-cell>
          <table:table-cell table:style-name="ce3" office:value-type="float" office:value="30">
            <text:p>30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coconut milk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0T14:24:15.27">
            <text:p>1010 <text:s/>142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6">
            <text:p>96</text:p>
          </table:table-cell>
          <table:table-cell table:style-name="ce3" office:value-type="float" office:value="31">
            <text:p>31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the sound of flute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0T14:24:15.27">
            <text:p>1010 <text:s/>142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7">
            <text:p>97</text:p>
          </table:table-cell>
          <table:table-cell table:style-name="ce3" office:value-type="float" office:value="32">
            <text:p>32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do not like creaking sound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0T14:24:15.27">
            <text:p>1010 <text:s/>142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98">
            <text:p>98</text:p>
          </table:table-cell>
          <table:table-cell table:style-name="ce3" office:value-type="float" office:value="35">
            <text:p>35</text:p>
          </table:table-cell>
          <table:table-cell table:style-name="ce6" office:value-type="date" office:date-value="2021-05-19T10:22:43.07">
            <text:p>0519</text:p>
          </table:table-cell>
          <table:table-cell table:style-name="ce9"/>
          <table:table-cell table:style-name="ce10" office:value-type="string">
            <text:p>上の階へ行きます。下の階から来ました。階段はありますか？まっすぐ行って、左側にあり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0T14:24:15.28">
            <text:p>1010 <text:s/>142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99">
            <text:p>99</text:p>
          </table:table-cell>
          <table:table-cell table:style-name="ce3" office:value-type="float" office:value="36">
            <text:p>36</text:p>
          </table:table-cell>
          <table:table-cell table:style-name="ce6" office:value-type="date" office:date-value="2021-05-21T10:28:54.81">
            <text:p>0521</text:p>
          </table:table-cell>
          <table:table-cell table:style-name="ce9"/>
          <table:table-cell table:style-name="ce10" office:value-type="string">
            <text:p>今日は、雨が降ります。傘を持っていますか？カッパを持っていますか？私のカッパは、破れていまｓ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0T14:24:15.29">
            <text:p>1010 <text:s/>1424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100">
            <text:p>100</text:p>
          </table:table-cell>
          <table:table-cell table:style-name="ce3" office:value-type="float" office:value="37">
            <text:p>37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救急車を呼びます。近くに病院はありますか？いつ到着しますか？２０分かかります。苦しいですか？呼吸できますか？傷口を押さえてくれ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0T14:24:15.3">
            <text:p>1010 <text:s/>142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01">
            <text:p>101</text:p>
          </table:table-cell>
          <table:table-cell table:style-name="ce3" office:value-type="float" office:value="38">
            <text:p>38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病院に行きます。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0T14:24:15.31">
            <text:p>1010 <text:s/>142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02">
            <text:p>102</text:p>
          </table:table-cell>
          <table:table-cell table:style-name="ce3" office:value-type="float" office:value="39">
            <text:p>39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it takes another 2 hours. / I am sorr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0T14:24:15.31">
            <text:p>1010 <text:s/>142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3">
            <text:p>103</text:p>
          </table:table-cell>
          <table:table-cell table:style-name="ce3" office:value-type="float" office:value="40">
            <text:p>40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頭を動かす。 / 顔を出す。 / 眼が見えない。 / 鼻が痛い。 / 口から泡が出る。/ 熱中症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0T14:24:15.34">
            <text:p>1010 <text:s/>142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04">
            <text:p>104</text:p>
          </table:table-cell>
          <table:table-cell table:style-name="ce3" office:value-type="float" office:value="41">
            <text:p>41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お金を持っていますか？いくら持っていますか？財布を落としました。財布を拾いました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0T14:24:15.35">
            <text:p>1010 <text:s/>142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05">
            <text:p>105</text:p>
          </table:table-cell>
          <table:table-cell table:style-name="ce3" office:value-type="float" office:value="42">
            <text:p>42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休みの日。何をしま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0T14:24:15.35">
            <text:p>1010 <text:s/>142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06">
            <text:p>106</text:p>
          </table:table-cell>
          <table:table-cell table:style-name="ce3" office:value-type="float" office:value="59">
            <text:p>59</text:p>
          </table:table-cell>
          <table:table-cell table:style-name="ce6"/>
          <table:table-cell table:style-name="ce9"/>
          <table:table-cell table:style-name="ce10" office:value-type="string">
            <text:p>it is not good. it is bad. please don't do it. please stop it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0T14:24:15.35">
            <text:p>1010 <text:s/>1424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107">
            <text:p>107</text:p>
          </table:table-cell>
          <table:table-cell table:style-name="ce3" office:value-type="float" office:value="60">
            <text:p>60</text:p>
          </table:table-cell>
          <table:table-cell table:style-name="ce6" office:value-type="date" office:date-value="2021-06-15T11:36:42.19">
            <text:p>0615</text:p>
          </table:table-cell>
          <table:table-cell table:style-name="ce9"/>
          <table:table-cell table:style-name="ce10" office:value-type="string">
            <text:p>腕から血が流れている。脚から血が流れている。頭から血が出ている。顔から、血が出ている。 / 彼は、下の階へ落ち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0T14:24:15.36">
            <text:p>1010 <text:s/>1424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108">
            <text:p>108</text:p>
          </table:table-cell>
          <table:table-cell table:style-name="ce3" office:value-type="float" office:value="61">
            <text:p>61</text:p>
          </table:table-cell>
          <table:table-cell table:style-name="ce6" office:value-type="date" office:date-value="2021-06-29T09:55:57.77">
            <text:p>0629</text:p>
          </table:table-cell>
          <table:table-cell table:style-name="ce9"/>
          <table:table-cell table:style-name="ce10" office:value-type="string">
            <text:p>食中毒です。今朝、何を食べましたか？何を飲みましたか？ / レタスを食べまし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0T14:24:15.36">
            <text:p>1010 <text:s/>142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9">
            <text:p>109</text:p>
          </table:table-cell>
          <table:table-cell table:style-name="ce3" office:value-type="float" office:value="62">
            <text:p>62</text:p>
          </table:table-cell>
          <table:table-cell table:style-name="ce6" office:value-type="date" office:date-value="2021-07-03T11:52:46.95">
            <text:p>0703</text:p>
          </table:table-cell>
          <table:table-cell table:style-name="ce9"/>
          <table:table-cell table:style-name="ce10" office:value-type="string">
            <text:p>エレベーターの周りに、コンクリートを入れます。/ ２回。分ける。入れる。 / ２回に分けて、入れ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0T14:24:15.37">
            <text:p>1010 <text:s/>142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10">
            <text:p>110</text:p>
          </table:table-cell>
          <table:table-cell table:style-name="ce3" office:value-type="float" office:value="63">
            <text:p>63</text:p>
          </table:table-cell>
          <table:table-cell table:style-name="ce6" office:value-type="date" office:date-value="2021-07-04T09:50:36.54">
            <text:p>0704</text:p>
          </table:table-cell>
          <table:table-cell table:style-name="ce9"/>
          <table:table-cell table:style-name="ce10" office:value-type="string">
            <text:p>ここで、壁を叩いてください。この作業をすると、疲れます。ご苦労様で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0T14:24:15.38">
            <text:p>1010 <text:s/>142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11">
            <text:p>111</text:p>
          </table:table-cell>
          <table:table-cell table:style-name="ce3" office:value-type="float" office:value="64">
            <text:p>64</text:p>
          </table:table-cell>
          <table:table-cell table:style-name="ce6" office:value-type="date" office:date-value="2021-07-07T09:43:00.31">
            <text:p>0707</text:p>
          </table:table-cell>
          <table:table-cell table:style-name="ce9"/>
          <table:table-cell table:style-name="ce10" office:value-type="string">
            <text:p>朝は、何時から始まりますか？午後は、何時から始めますか？夕方は、何時に終わりますか？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0T14:24:15.38">
            <text:p>1010 <text:s/>142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12">
            <text:p>112</text:p>
          </table:table-cell>
          <table:table-cell table:style-name="ce3" office:value-type="float" office:value="65">
            <text:p>65</text:p>
          </table:table-cell>
          <table:table-cell table:style-name="ce6" office:value-type="date" office:date-value="2021-07-08T08:39:30.67">
            <text:p>0708</text:p>
          </table:table-cell>
          <table:table-cell table:style-name="ce9"/>
          <table:table-cell table:style-name="ce10" office:value-type="string">
            <text:p>どこで生まれましたか。どこから来ましたか。いつきましたか。町の名前はなんですか。今年、何歳で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0T14:24:15.39">
            <text:p>1010 <text:s/>142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3">
            <text:p>113</text:p>
          </table:table-cell>
          <table:table-cell table:style-name="ce3" office:value-type="float" office:value="113">
            <text:p>113</text:p>
          </table:table-cell>
          <table:table-cell table:style-name="ce6" office:value-type="date" office:date-value="2021-09-09T08:51:44.56">
            <text:p>0909</text:p>
          </table:table-cell>
          <table:table-cell table:style-name="ce9"/>
          <table:table-cell table:style-name="ce10" office:value-type="string">
            <text:p>８時に朝礼を行います。 / 休憩。休み。 / 食事。昼食。昼ご飯。 / 食べる。飲む。 / 待つ。待機。車。車を待つ。</text:p>
          </table:table-cell>
          <table:table-cell table:style-name="ce11"/>
          <table:table-cell table:style-name="ce12" office:value-type="string">
            <text:p>schedule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0T14:24:15.4">
            <text:p>1010 <text:s/>142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4">
            <text:p>114</text:p>
          </table:table-cell>
          <table:table-cell table:style-name="ce3" office:value-type="float" office:value="114">
            <text:p>114</text:p>
          </table:table-cell>
          <table:table-cell table:style-name="ce6" office:value-type="date" office:date-value="2021-09-11T13:52:46.87">
            <text:p>0911</text:p>
          </table:table-cell>
          <table:table-cell table:style-name="ce9"/>
          <table:table-cell table:style-name="ce10" office:value-type="string">
            <text:p>rest / I rest / you rest / tired / I am tired / you are tired / he is tired</text:p>
          </table:table-cell>
          <table:table-cell table:style-name="ce11"/>
          <table:table-cell table:style-name="ce12"/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0T14:24:15.4">
            <text:p>1010 <text:s/>142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15">
            <text:p>115</text:p>
          </table:table-cell>
          <table:table-cell table:style-name="ce3" office:value-type="float" office:value="115">
            <text:p>115</text:p>
          </table:table-cell>
          <table:table-cell table:style-name="ce6" office:value-type="date" office:date-value="2021-09-12T10:11:37.17">
            <text:p>0912</text:p>
          </table:table-cell>
          <table:table-cell table:style-name="ce9"/>
          <table:table-cell table:style-name="ce10" office:value-type="string">
            <text:p>hello. / thank you / good bye / good morning</text:p>
          </table:table-cell>
          <table:table-cell table:style-name="ce11"/>
          <table:table-cell table:style-name="ce12"/>
          <table:table-cell table:style-name="ce12" office:value-type="string">
            <text:p>bengal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0T14:24:15.4">
            <text:p>1010 <text:s/>142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6">
            <text:p>116</text:p>
          </table:table-cell>
          <table:table-cell table:style-name="ce3" office:value-type="float" office:value="116">
            <text:p>116</text:p>
          </table:table-cell>
          <table:table-cell table:style-name="ce6" office:value-type="date" office:date-value="2021-09-19T10:00:28.4">
            <text:p>0919</text:p>
          </table:table-cell>
          <table:table-cell table:style-name="ce9"/>
          <table:table-cell table:style-name="ce10" office:value-type="string">
            <text:p>help / I need / your help / I need your help</text:p>
            <text:p>injury / pain / you have pain / you got injured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0T14:24:15.4">
            <text:p>1010 <text:s/>142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17">
            <text:p>117</text:p>
          </table:table-cell>
          <table:table-cell table:style-name="ce3" office:value-type="float" office:value="117">
            <text:p>117</text:p>
          </table:table-cell>
          <table:table-cell table:style-name="ce6" office:value-type="date" office:date-value="2021-09-20T10:37:48.86">
            <text:p>0920</text:p>
          </table:table-cell>
          <table:table-cell table:style-name="ce9"/>
          <table:table-cell table:style-name="ce10" office:value-type="string">
            <text:p>water / I drink / you drink / thirsty / I eat / we eat</text:p>
          </table:table-cell>
          <table:table-cell table:style-name="ce11"/>
          <table:table-cell table:style-name="ce12"/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0T14:24:15.4">
            <text:p>1010 <text:s/>142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18">
            <text:p>118</text:p>
          </table:table-cell>
          <table:table-cell table:style-name="ce3" office:value-type="float" office:value="118">
            <text:p>118</text:p>
          </table:table-cell>
          <table:table-cell table:style-name="ce6" office:value-type="date" office:date-value="2021-09-23T09:13:43.51">
            <text:p>0923</text:p>
          </table:table-cell>
          <table:table-cell table:style-name="ce9"/>
          <table:table-cell table:style-name="ce10" office:value-type="string">
            <text:p>blood / blood on your face / blood on your arm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0T14:24:15.4">
            <text:p>1010 <text:s/>142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19">
            <text:p>119</text:p>
          </table:table-cell>
          <table:table-cell table:style-name="ce3" office:value-type="float" office:value="119">
            <text:p>119</text:p>
          </table:table-cell>
          <table:table-cell table:style-name="ce6" office:value-type="date" office:date-value="2021-09-23T09:13:48.67">
            <text:p>0923</text:p>
          </table:table-cell>
          <table:table-cell table:style-name="ce9"/>
          <table:table-cell table:style-name="ce10" office:value-type="string">
            <text:p>he cut his leg / he cut his fingers / he cut his head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0T14:24:15.4">
            <text:p>1010 <text:s/>142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20">
            <text:p>120</text:p>
          </table:table-cell>
          <table:table-cell table:style-name="ce3" office:value-type="float" office:value="120">
            <text:p>120</text:p>
          </table:table-cell>
          <table:table-cell table:style-name="ce6" office:value-type="date" office:date-value="2021-09-23T09:17:09.200001">
            <text:p>0923</text:p>
          </table:table-cell>
          <table:table-cell table:style-name="ce9"/>
          <table:table-cell table:style-name="ce10" office:value-type="string">
            <text:p>blood / face / your face / arm / your arm</text:p>
          </table:table-cell>
          <table:table-cell table:style-name="ce11"/>
          <table:table-cell table:style-name="ce12"/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0T14:24:15.41">
            <text:p>1010 <text:s/>142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21">
            <text:p>121</text:p>
          </table:table-cell>
          <table:table-cell table:style-name="ce3" office:value-type="float" office:value="121">
            <text:p>121</text:p>
          </table:table-cell>
          <table:table-cell table:style-name="ce6" office:value-type="date" office:date-value="2021-09-24T10:49:25.49">
            <text:p>0924</text:p>
          </table:table-cell>
          <table:table-cell table:style-name="ce9"/>
          <table:table-cell table:style-name="ce10" office:value-type="string">
            <text:p>a box / to carry / to carry a box / he carries a box / he was carrying a box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0T14:24:15.41">
            <text:p>1010 <text:s/>142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2">
            <text:p>122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0T14:24:15.41">
            <text:p>1010 <text:s/>142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3">
            <text:p>123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0T14:24:15.41">
            <text:p>1010 <text:s/>142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4">
            <text:p>124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0T14:24:15.41">
            <text:p>1010 <text:s/>142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5">
            <text:p>125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0T14:24:15.41">
            <text:p>1010 <text:s/>142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6">
            <text:p>126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0T14:24:15.41">
            <text:p>1010 <text:s/>142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7">
            <text:p>127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0T14:24:15.41">
            <text:p>1010 <text:s/>142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8">
            <text:p>128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0T14:24:15.41">
            <text:p>1010 <text:s/>142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9">
            <text:p>129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0T14:24:15.41">
            <text:p>1010 <text:s/>142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30">
            <text:p>130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0T14:24:15.41">
            <text:p>1010 <text:s/>1424</text:p>
          </table:table-cell>
          <table:table-cell table:number-columns-repeated="1011"/>
        </table:table-row>
        <table:table-row table:style-name="ro14">
          <table:table-cell office:value-type="string">
            <text:p>*</text:p>
          </table:table-cell>
          <table:table-cell table:formula="of:=MAX([.B3:.B125])+1" office:value-type="float" office:value="122">
            <text:p>122</text:p>
          </table:table-cell>
          <table:table-cell table:style-name="ce7" table:formula="of:=NOW()" office:value-type="date" office:date-value="2021-10-10T14:24:15.41">
            <text:p>1010 <text:s/>1424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10-10T14:24:15.41">
            <text:p>2021/10/10 14:24</text:p>
          </table:table-cell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0-10T14:24:15.41">
            <text:p>1010 <text:s/>1424</text:p>
          </table:table-cell>
          <table:table-cell table:style-name="ce7" table:formula="of:=NOW()" office:value-type="date" office:date-value="2021-10-10T14:24:15.41">
            <text:p>1010 <text:s/>1424</text:p>
          </table:table-cell>
          <table:table-cell office:value-type="string">
            <text:p>*</text:p>
          </table:table-cell>
          <table:table-cell table:style-name="ce7" table:formula="of:=NOW()" office:value-type="date" office:date-value="2021-10-10T14:24:15.41">
            <text:p>1010 <text:s/>1424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7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7"/>
          <table:table-cell table:number-columns-repeated="1012"/>
        </table:table-row>
        <table:table-row table:style-name="ro14">
          <table:table-cell table:number-columns-repeated="11"/>
          <table:table-cell table:style-name="ce7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7"/>
          <table:table-cell table:number-columns-repeated="1012"/>
        </table:table-row>
        <table:table-row table:style-name="ro2" table:number-rows-repeated="104839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6" table:default-cell-style-name="ce4"/>
        <table:table-column table:style-name="co13" table:default-cell-style-name="ce4"/>
        <table:table-column table:style-name="co14" table:default-cell-style-name="ce4"/>
        <table:table-column table:style-name="co15" table:number-columns-repeated="2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0" table:default-cell-style-name="ce4"/>
        <table:table-row table:style-name="ro2">
          <table:table-cell table:style-name="ce18" table:formula="of:=CONCATENATE(&quot;(&quot;;MAX([.A2:.A40]);&quot;)&quot;)" office:value-type="string" office:string-value="(40)">
            <text:p>(40)</text:p>
          </table:table-cell>
          <table:table-cell table:style-name="ce2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15">
          <table:table-cell table:number-columns-repeated="2" table:style-name="ce3" office:value-type="float" office:value="1">
            <text:p>1</text:p>
          </table:table-cell>
          <table:table-cell table:style-name="ce6" office:value-type="date" office:date-value="2021-09-23T09:08:53.48">
            <text:p>0923</text:p>
          </table:table-cell>
          <table:table-cell table:style-name="ce9" office:value-type="string">
            <text:p>v-1-118</text:p>
          </table:table-cell>
          <table:table-cell table:style-name="ce19" office:value-type="string">
            <text:p>máu / máu trên mặt của bạn / máu trên cánh tay của bạn</text:p>
          </table:table-cell>
          <table:table-cell table:style-name="ce22" office:value-type="string" table:number-columns-spanned="2" table:number-rows-spanned="1">
            <text:p>blood / blood on your face / blood on your arm</text:p>
          </table:table-cell>
          <table:covered-table-cell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2">
            <text:p>2</text:p>
          </table:table-cell>
          <table:table-cell table:style-name="ce3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v-2-119</text:p>
          </table:table-cell>
          <table:table-cell table:style-name="ce19" office:value-type="string">
            <text:p>anh ấy cắt chân / anh ấy cắt ngón tay / anh ấy cắt đầu</text:p>
          </table:table-cell>
          <table:table-cell table:style-name="ce22" office:value-type="string" table:number-columns-spanned="2" table:number-rows-spanned="1">
            <text:p>he cut his leg / he cut his fingers / he cut his head</text:p>
          </table:table-cell>
          <table:covered-table-cell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office:value-type="float" office:value="3">
            <text:p>3</text:p>
          </table:table-cell>
          <table:table-cell table:style-name="ce3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kh-1-120</text:p>
          </table:table-cell>
          <table:table-cell table:style-name="ce20" office:value-type="string">
            <text:p>ឈាម / មុខ / មុខរបស់អ្នក / ដៃ / ដៃរបស់អ្នក</text:p>
          </table:table-cell>
          <table:table-cell table:style-name="ce22" office:value-type="string">
            <text:p>chien3[blood / mo_k6[face / mo_k3 rob6-wan3 nia_k6 / dai3[hand / dai3 rob6-wan3 nie_k6</text:p>
          </table:table-cell>
          <table:table-cell table:style-name="ce22" office:value-type="string">
            <text:p>blood / face / your face / arm / your arm</text:p>
          </table:table-cell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office:value-type="float" office:value="4">
            <text:p>4</text:p>
          </table:table-cell>
          <table:table-cell table:style-name="ce3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크로만. (1) 미케는 결국 오지 않았다. (2) 크로는 페이스트 후 지상에 내려왔다. `뒹굴` 을 했다. (3) 크로를 안아하고 올리고, 무릎 위에 두고, 배를 어루만졌다. &lt;2&gt; 잠시 가만히 하고있었다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5">
            <text:p>5</text:p>
          </table:table-cell>
          <table:table-cell table:style-name="ce3" table:formula="of:=[.B5]+1" office:value-type="float" office:value="5">
            <text:p>5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a środa, dwudziesty drugi września, czwarty tydzień, dziewiąty miesiąc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 office:value-type="float" office:value="6">
            <text:p>6</text:p>
          </table:table-cell>
          <table:table-cell table:style-name="ce3" table:formula="of:=[.B6]+1" office:value-type="float" office:value="6">
            <text:p>6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dźwięki `kan`-u. &lt;1&gt; wydaje się, że wargi mogą utrzymać kształt `kan`-u. &lt;2&gt; Podnosisz dolną wargę równomiernie, dolną wargę, tutaj to znaczy, lekko wewnętrzą część której, podczas, środkowa część której lekko obniżona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3" office:value-type="float" office:value="7">
            <text:p>7</text:p>
          </table:table-cell>
          <table:table-cell table:style-name="ce3" table:formula="of:=[.B7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اربعاء، الثاني عشرين من أيلول، الأسبوع الرابع، الشهر التاسع.</text:p>
          </table:table-cell>
          <table:table-cell table:style-name="ce22"/>
          <table:table-cell table:style-name="ce22" office:value-type="string">
            <text:p>it was wednesday, the twenty-second of september, the fourth week, the ninth month</text:p>
          </table:table-cell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8">
            <text:p>8</text:p>
          </table:table-cell>
          <table:table-cell table:style-name="ce3" table:formula="of:=[.B8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چهارشنبه بود، بيست و دوم ماه سپتامبر، هفته چهارم، ماه نهم.</text:p>
          </table:table-cell>
          <table:table-cell table:style-name="ce22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office:value-type="float" office:value="9">
            <text:p>9</text:p>
          </table:table-cell>
          <table:table-cell table:style-name="ce3" table:formula="of:=[.B9]+1" office:value-type="float" office:value="9">
            <text:p>9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солида'рность сформирова'лась в По'льше в 1980 году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 office:value-type="float" office:value="10">
            <text:p>10</text:p>
          </table:table-cell>
          <table:table-cell table:style-name="ce3" office:value-type="float" office:value="1">
            <text:p>1</text:p>
          </table:table-cell>
          <table:table-cell table:style-name="ce6"/>
          <table:table-cell table:style-name="ce9" office:value-type="string">
            <text:p>v-1-</text:p>
          </table:table-cell>
          <table:table-cell table:style-name="ce19" office:value-type="string">
            <text:p>một chiếc hộp / mang, mang theo / mang một chiếc hộp / anh ấy mang một chiếc hộp / anh ấy đã mang một chiếc hộp</text:p>
          </table:table-cell>
          <table:table-cell table:style-name="ce22" office:value-type="string" table:number-columns-spanned="2" table:number-rows-spanned="1">
            <text:p>a box / to carry / to carry a box / he carries a box / he was carrying a box</text:p>
          </table:table-cell>
          <table:covered-table-cell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3" office:value-type="float" office:value="11">
            <text:p>11</text:p>
          </table:table-cell>
          <table:table-cell table:style-name="ce3" table:formula="of:=[.B11]+1" office:value-type="float" office:value="2">
            <text:p>2</text:p>
          </table:table-cell>
          <table:table-cell table:style-name="ce6"/>
          <table:table-cell table:style-name="ce9" office:value-type="string">
            <text:p>kh-1-</text:p>
          </table:table-cell>
          <table:table-cell table:style-name="ce20" office:value-type="string">
            <text:p>ញ៉ាំ / អ្នកញ៉ាំ / គាត់ញ៉ាំ / ពួកគេញ៉ាំ</text:p>
          </table:table-cell>
          <table:table-cell table:style-name="ce22" office:value-type="string">
            <text:p>nyam3 / nya_k3 nyam6 / kwo_t3 nyam6 / poo3-kee3 nyam6</text:p>
          </table:table-cell>
          <table:table-cell table:style-name="ce22" office:value-type="string">
            <text:p>eat / you eat / he eats / they eat</text:p>
          </table:table-cell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3" office:value-type="float" office:value="12">
            <text:p>12</text:p>
          </table:table-cell>
          <table:table-cell table:style-name="ce3" table:formula="of:=[.B12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크로는 내가 `평평 자리`에 도착할 무렵 달려왔다. (2) 이어, 미케도 왔다. (3) 공원 운동장의 남 쪽 벤치에서 소년들이 있었기 때문에 미케를 안아하고 항상 옹벽 앞으로 돌아갔다. &lt;2&gt; 이 때 크로는 먼저 `팽팽` 에서 혼자 ` 뒹굴` 을 하고 있었다. 그리고 천천히 왔다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13">
            <text:p>13</text:p>
          </table:table-cell>
          <table:table-cell table:style-name="ce3" table:formula="of:=[.B13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a czwartek, dwudziesty trzeci września, czwarty tydzień, dziewiąty miesiąc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3" office:value-type="float" office:value="14">
            <text:p>14</text:p>
          </table:table-cell>
          <table:table-cell table:style-name="ce3" table:formula="of:=[.B14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ćwiczenie. (2) `kan`. dmuchanie na dziurze od piątej do zerowego. (3) kształt ust. &lt;1&gt; część już pod dolną wargą, gdzie skóra jest lekko wgnieciona, to część lekko unieś, do wewnętrz, a jednocześnie, podkręcasz górną wargę, aby obie usta, razem, tworzą drogi dla powietrza, drogi oddechowe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office:value-type="float" office:value="15">
            <text:p>15</text:p>
          </table:table-cell>
          <table:table-cell table:style-name="ce3" table:formula="of:=[.B15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جمع، الثالث عشرين من ايلول، الأسبوع الرابع، الشهر التاسع.</text:p>
          </table:table-cell>
          <table:table-cell table:style-name="ce22"/>
          <table:table-cell table:style-name="ce22" office:value-type="string">
            <text:p>it was friday, the twenty-third of september, the fourth week, the ninth month</text:p>
          </table:table-cell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16">
            <text:p>16</text:p>
          </table:table-cell>
          <table:table-cell table:style-name="ce3" table:formula="of:=[.B16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جمعه بود، بيست و سوم ماه سپتامبر، هفته چهارم، ماه نهم بود.</text:p>
          </table:table-cell>
          <table:table-cell table:style-name="ce22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 office:value-type="float" office:value="17">
            <text:p>17</text:p>
          </table:table-cell>
          <table:table-cell table:style-name="ce3" table:formula="of:=[.B17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углуби'те[deepen свои' мы'сли. / незави'симо от того', како'й проду'кт вы производи'те, все'&lt;jo&gt; зави'сит от стоя'щих[standing за ним мы'слеи.</text:p>
            <text:p><text:a xlink:href="http://benfranklin.chips.jp/cake_apps/Cake_IFM11/images/index_2?filter_memo=tome&amp;sort=file_name&amp;direction=desc&amp;RBs_AND_OR_Memo=AND">http://benfranklin.chips.jp/cake_apps/Cake_IFM11/images/index_2?filter_memo=tome&amp;sort=file_name&amp;direction=desc&amp;RBs_AND_OR_Memo=AND</text:a>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18">
            <text:p>18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9-26T10:46:06.57">
            <text:p>0926</text:p>
          </table:table-cell>
          <table:table-cell table:style-name="ce9" office:value-type="string">
            <text:p>v-1-</text:p>
          </table:table-cell>
          <table:table-cell table:style-name="ce19" office:value-type="string">
            <text:p>một hộp rơi. / một hộp rơi trên mặt đất. / một hộp rơi vào anh ta.</text:p>
          </table:table-cell>
          <table:table-cell table:style-name="ce22" office:value-type="string" table:number-columns-spanned="2" table:number-rows-spanned="1">
            <text:p>a box fell. / a box fell on the ground / a box fell on him.</text:p>
          </table:table-cell>
          <table:covered-table-cell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3" office:value-type="float" office:value="19">
            <text:p>19</text:p>
          </table:table-cell>
          <table:table-cell table:style-name="ce3" table:formula="of:=[.B19]+1" office:value-type="float" office:value="2">
            <text:p>2</text:p>
          </table:table-cell>
          <table:table-cell table:style-name="ce6"/>
          <table:table-cell table:style-name="ce9" office:value-type="string">
            <text:p>z-1</text:p>
          </table:table-cell>
          <table:table-cell table:style-name="ce19" office:value-type="string">
            <text:p>s : <text:a xlink:href="https://youtu.be/K8mbMJ4S-RU?t=915">https://youtu.be/K8mbMJ4S-RU?t=915</text:a></text:p>
            <text:p>sh : <text:a xlink:href="https://youtu.be/K8mbMJ4S-RU?t=939">https://youtu.be/K8mbMJ4S-RU?t=939</text:a></text:p>
            <text:p>ns : <text:a xlink:href="https://youtu.be/K8mbMJ4S-RU?t=966">https://youtu.be/K8mbMJ4S-RU?t=966</text:a></text:p>
            <text:p>t : <text:a xlink:href="https://youtu.be/K8mbMJ4S-RU?t=1000">https://youtu.be/K8mbMJ4S-RU?t=1000</text:a></text:p>
            <text:p>th : <text:a xlink:href="https://youtu.be/K8mbMJ4S-RU?t=1027">https://youtu.be/K8mbMJ4S-RU?t=1027</text:a></text:p>
          </table:table-cell>
          <table:table-cell table:style-name="ce22" office:value-type="string" table:number-columns-spanned="2" table:number-rows-spanned="1">
            <text:p>ts : <text:a xlink:href="https://youtu.be/K8mbMJ4S-RU?t=1061">https://youtu.be/K8mbMJ4S-RU?t=1061</text:a></text:p>
          </table:table-cell>
          <table:covered-table-cell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office:value-type="float" office:value="20">
            <text:p>20</text:p>
          </table:table-cell>
          <table:table-cell table:style-name="ce3" table:formula="of:=[.B20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내가 평평자리에 달할 무렵, 크로는 그 위치의 옹벽 위에 있었다. &lt;2&gt; 다시 계단 아래에서 내려 오려고 했었는지. &lt;3&gt; 그대로 항상 옹벽으로. (2) 미케가 먼저 지상에 내려왔다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21">
            <text:p>21</text:p>
          </table:table-cell>
          <table:table-cell table:style-name="ce3" table:formula="of:=[.B21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a sobota, dwudziesty piąty września, czwarty tydzień, dziewiąty miesiąc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office:value-type="float" office:value="22">
            <text:p>22</text:p>
          </table:table-cell>
          <table:table-cell table:style-name="ce3" table:formula="of:=[.B22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`dai-kan`. na dziurze czwartej i piątej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office:value-type="float" office:value="23">
            <text:p>23</text:p>
          </table:table-cell>
          <table:table-cell table:style-name="ce3" table:formula="of:=[.B23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سبت، الخامس عشرين من أيلول، الأسبوع الرابع، الشهر التاسع.</text:p>
          </table:table-cell>
          <table:table-cell table:style-name="ce22"/>
          <table:table-cell table:style-name="ce22" office:value-type="string">
            <text:p>it was saturday, the twenty-fifth of september, the fourth week, the ninth month</text:p>
          </table:table-cell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24">
            <text:p>24</text:p>
          </table:table-cell>
          <table:table-cell table:style-name="ce3" table:formula="of:=[.B24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شنبه بود، بيست و پنجم ماه سپتامبر، هفته چهارم، ماه نهم.</text:p>
          </table:table-cell>
          <table:table-cell table:style-name="ce22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 office:value-type="float" office:value="25">
            <text:p>25</text:p>
          </table:table-cell>
          <table:table-cell table:style-name="ce3" table:formula="of:=[.B25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вы и'щете[look-for цену на рис. / вы де'лаете это, потому что хоти'те по'&lt;a&gt;моть лю'дям, выра'щивающим рис.</text:p>
            <text:p><text:a xlink:href="http://benfranklin.chips.jp/cake_apps/Cake_IFM11/images/view/49348">http://benfranklin.chips.jp/cake_apps/Cake_IFM11/images/view/49348</text:a>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3" office:value-type="float" office:value="27">
            <text:p>2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9-27T11:56:19.96">
            <text:p>0927</text:p>
          </table:table-cell>
          <table:table-cell table:style-name="ce9" office:value-type="string">
            <text:p>kh-1-</text:p>
          </table:table-cell>
          <table:table-cell table:style-name="ce20" office:value-type="string">
            <text:p>ឈាម / មុខ / ឈាម នៅលើ មុខ / មុខ របស់ អ្នក / ឈាម នៅលើ មុខ របស់ អ្នក</text:p>
          </table:table-cell>
          <table:table-cell table:style-name="ce22" office:value-type="string">
            <text:p>chien3 / mo_k6 / chien3 man6-lou6 mo_k6 / mo_k6 rob-wan-nya_k6 / chien3 man6-lou6 mo_k6 rob-wan-nya_k6</text:p>
          </table:table-cell>
          <table:table-cell table:style-name="ce22" office:value-type="string">
            <text:p>blood / face / blood on the face / your face / blood on your face</text:p>
          </table:table-cell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office:value-type="float" office:value="28">
            <text:p>28</text:p>
          </table:table-cell>
          <table:table-cell table:style-name="ce3" table:formula="of:=[.B27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크로는 먼저 운동장 근처, 이미. (2) 미케오 온다. 평평자리 좀 앞까지. (3) 페이스트 후 크로가 내려왔다. &lt;2&gt; 마사지. 하지만, 곧 옹벽으로 돌려 보냈다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29">
            <text:p>29</text:p>
          </table:table-cell>
          <table:table-cell table:style-name="ce3" table:formula="of:=[.B28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niedziele, dwudziesty szósty września, czwarty tudzień, dziewiąty miesiąc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30">
            <text:p>30</text:p>
          </table:table-cell>
          <table:table-cell table:style-name="ce3" table:formula="of:=[.B29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znowu `kan`, a potem `dai-kan`. (2) ruch przejściowy obu warg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office:value-type="float" office:value="31">
            <text:p>31</text:p>
          </table:table-cell>
          <table:table-cell table:style-name="ce3" table:formula="of:=[.B30]+1" office:value-type="float" office:value="5">
            <text:p>5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أحد، السادس عشرين من أيلول، الأسبوع الرابع، الشهر التاسع.</text:p>
          </table:table-cell>
          <table:table-cell table:style-name="ce22"/>
          <table:table-cell table:style-name="ce22" office:value-type="string">
            <text:p>it was sunday, the twenty-sixth of september, the fourth week, the ninth month</text:p>
          </table:table-cell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32">
            <text:p>32</text:p>
          </table:table-cell>
          <table:table-cell table:style-name="ce3" table:formula="of:=[.B31]+1" office:value-type="float" office:value="6">
            <text:p>6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يکشنبه بود، بيست و ششم ماه سپتامبر، هفته چهارم، ماه نهم.</text:p>
          </table:table-cell>
          <table:table-cell table:style-name="ce22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33">
            <text:p>33</text:p>
          </table:table-cell>
          <table:table-cell table:style-name="ce3" table:formula="of:=[.B32]+1" office:value-type="float" office:value="7">
            <text:p>7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в проли'ве Цугару, кора'бль опроки'нулся в 1954 году, двадцать шесто'е сентя'бря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office:value-type="float" office:value="34">
            <text:p>34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9-28T10:32:35.98">
            <text:p>0928</text:p>
          </table:table-cell>
          <table:table-cell table:style-name="ce9" office:value-type="string">
            <text:p>v-1-</text:p>
          </table:table-cell>
          <table:table-cell table:style-name="ce19" office:value-type="string">
            <text:p>cầu thang / thang máy / tường / sàn nhà / </text:p>
          </table:table-cell>
          <table:table-cell table:style-name="ce22" office:value-type="string" table:number-columns-spanned="2" table:number-rows-spanned="1">
            <text:p>階段。エレベーター。壁。床。</text:p>
          </table:table-cell>
          <table:covered-table-cell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office:value-type="float" office:value="35">
            <text:p>35</text:p>
          </table:table-cell>
          <table:table-cell table:style-name="ce3" table:formula="of:=[.B34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먼저 미케만. &lt;2&gt; 미케의 마사지를 시작했던 무렵, 크로가 돌출 뒤에서 왔다. (2) 돌아가기. &lt;1&gt; 미케는 스스로 돌아갔다. (3) 운동장에는 아무도 없었다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36">
            <text:p>36</text:p>
          </table:table-cell>
          <table:table-cell table:style-name="ce3" table:formula="of:=[.B35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poniedziałek, dwudziesty siódmy września, piąty tydzień, dziewiąty miesiąc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3" office:value-type="float" office:value="37">
            <text:p>37</text:p>
          </table:table-cell>
          <table:table-cell table:style-name="ce3" table:formula="of:=[.B36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dźwięk `kan`. &lt;1&gt; jak dla kształtu warg, poznałem[recognized inną nową formę. &lt;2&gt; warga dolna : unieś[raise każdą część wargi dolnej, prawie równomiernie[evenly. &lt;3&gt; warga górna : zakrzywiasz[curve czubek[tip wargi górnej w dół. &lt;4&gt; w ten sposób, popychasz[push wychodzący[out-going strumień[stream powietrza w dół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3" office:value-type="float" office:value="38">
            <text:p>38</text:p>
          </table:table-cell>
          <table:table-cell table:style-name="ce3" table:formula="of:=[.B37]+1" office:value-type="float" office:value="5">
            <text:p>5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اثنين، السابع عشرين من أيلول، الأسبوع الخامس، الشهر التاسع.</text:p>
          </table:table-cell>
          <table:table-cell table:style-name="ce22"/>
          <table:table-cell table:style-name="ce22" office:value-type="string">
            <text:p>it was monday, the twenty-seventh of september, the fifth week, the ninth month</text:p>
          </table:table-cell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39">
            <text:p>39</text:p>
          </table:table-cell>
          <table:table-cell table:style-name="ce3" table:formula="of:=[.B38]+1" office:value-type="float" office:value="6">
            <text:p>6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دوشنبه بود، بيست و هفتم ماه سپتامبر، هفته پنجم، ماه نهم.</text:p>
          </table:table-cell>
          <table:table-cell table:style-name="ce22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40">
            <text:p>40</text:p>
          </table:table-cell>
          <table:table-cell table:style-name="ce3" table:formula="of:=[.B39]+1" office:value-type="float" office:value="7">
            <text:p>7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двадцать восьмое сентября : маркс и другие люди сформировали первый интернационал в 1864 году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10-01T13:39:42.39">
            <text:p>1001</text:p>
          </table:table-cell>
          <table:table-cell table:style-name="ce9" office:value-type="string">
            <text:p>kh-1-</text:p>
          </table:table-cell>
          <table:table-cell table:style-name="ce20" office:value-type="string">
            <text:p>របួស / ឈឺចាប់ / ឈាម / ជាទេ? / ល្អ / អាក្រក់</text:p>
          </table:table-cell>
          <table:table-cell table:style-name="ce22" office:value-type="string">
            <text:p>rbu6-oo3 / chuu3-cha_p3 / chiem3 / chuu3-tei3 / la6-oo3 / an3-tro4(3-&gt;6)</text:p>
          </table:table-cell>
          <table:table-cell table:style-name="ce22" office:value-type="string">
            <text:p>injury / pain / blood / how are you ? / good / bad</text:p>
          </table:table-cell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41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크로는 계단 옆까지. (2) 곧 이어 미레도 왔다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table:formula="of:=[.B42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a czwartek, trzydziesty września, ostatniej dnia tego miesiąca, czwarty tydzień, dziewiąty miesiąc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table:formula="of:=[.B43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`dai-kan`. wczoraj po pierwszy raz, zagrałem melodię z dźwiękami `dai-kan`-u, używając dwu dźwiękie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44]+1" office:value-type="float" office:value="5">
            <text:p>5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gitara : (1) druga sesja. w tym serie, tylko muzyka bluesowa. &lt;2&gt; tylko taka muzyka, która płynie w moim ciele; która wychodzi z mojego ciała, a nie z mojej kory mózgowej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10-03T10:13:01.41">
            <text:p>1003</text:p>
          </table:table-cell>
          <table:table-cell table:style-name="ce9" office:value-type="string">
            <text:p>v-1-</text:p>
          </table:table-cell>
          <table:table-cell table:style-name="ce19" office:value-type="string">
            <text:p>nguy hiểm / * / một lỗ / sàn nhà / một lỗ trên sàn</text:p>
          </table:table-cell>
          <table:table-cell table:style-name="ce22" office:value-type="string" table:number-columns-spanned="2" table:number-rows-spanned="1">
            <text:p>danger / dangerous / a hole / the floor / a hole on the floor</text:p>
          </table:table-cell>
          <table:covered-table-cell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3"/>
          <table:table-cell table:style-name="ce3" table:formula="of:=[.B46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바로 7시 반 무렵 비가 내리기 시작했다. &lt;2&gt; 번개가 번쩍하고 있었다. 이어 곧 천둥이 울렸다. &lt;3&gt; 비는 강했다. 억수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47]+1" office:value-type="float" office:value="3">
            <text:p>3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9" office:value-type="string" table:number-columns-spanned="3" table:number-rows-spanned="1">
            <text:p>(2) 옹벽에 도착한 때 옹벽 위엔 아무도 없었다. &lt;2&gt; 미케가 울타리 내에서 울리고 있다. &lt;3&gt; 미케에게 `나오자` 라고 호소했다. &lt;4&gt; 미게가 나왔다. &lt;5&gt; 문득 지상을 보면, 크로도 보도 쪽에서 들어왔다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table:formula="of:=[.B48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a sobota, drugi października, pierwszy tydzień, dziesiąty miesiąc, w roku dwa tysiące dwudziestego pierwszego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49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`dai-kan`. na dziurze czwartej i piątej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50]+1" office:value-type="float" office:value="6">
            <text:p>6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gitara : (1) skomponowałem melodię, prawie w sposób impro-a &lt;2&gt; gatunek, to jest, irańsko-arabska. &lt;3&gt; czas trwania tej melodii, to około trzech minut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10-04T10:58:53.28">
            <text:p>1004</text:p>
          </table:table-cell>
          <table:table-cell table:style-name="ce9" office:value-type="string">
            <text:p>kh-1-</text:p>
          </table:table-cell>
          <table:table-cell table:style-name="ce20" office:value-type="string">
            <text:p>គ្រោះថ្នាក់ / គ្រោះថ្នាក់ / ប្រហោង / ជាន់</text:p>
          </table:table-cell>
          <table:table-cell table:style-name="ce22" office:value-type="string">
            <text:p>kro3-tna_k6 / * / ro6-haon_g3 / cho3-an4</text:p>
          </table:table-cell>
          <table:table-cell table:style-name="ce22" office:value-type="string">
            <text:p>dangerous / danger / a hole / floor</text:p>
          </table:table-cell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52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크로, 그리고, 미케가 지상에 나왔다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table:formula="of:=[.B53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niedziele, trzeci października, pierwszy tydzień, dziesiąty miesiąc, w roku dwa tysiące dwudziestego pierwszego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54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melodia używając dźwięków `dai-kan`-u. użyłem czterech nut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formula="of:=ROW()" office:value-type="float" office:value="56">
            <text:p>56</text:p>
          </table:table-cell>
          <table:table-cell table:style-name="ce3" table:formula="of:=[.B55]+1" office:value-type="float" office:value="5">
            <text:p>5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gitara : znowu skomponowałem melodię irańsko-arabską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10-05T14:00:22.92">
            <text:p>1005</text:p>
          </table:table-cell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크로는 지상에. 미케가 곧 이어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table:formula="of:=[.B57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poniedziałek, czwarty października, pierwszy tydzień, dziesiąty miesiąc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table:formula="of:=[.B58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(1) shino : dwie sesje w ciągu jednego dnia. &lt;2&gt; pierwsza sesja, skomponowanie. &lt;3&gt; druga sesja, ćwiczenia wydmuchania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59]+1" office:value-type="float" office:value="4">
            <text:p>4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(2) gitara : strojenie[tuning. skala japońska. imię, to `hira`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60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21" office:value-type="string" table:number-columns-spanned="3" table:number-rows-spanned="1">
            <text:p>星期一。（1） 购买。给猫喂[wei食后，去一家商店，名字是`创造`（日语：クリエイト）。&lt;2&gt; 买了许多东西。两副橡胶[xiang4jiao1手套， 用于建设工作、土壤工作。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61]+1" office:value-type="float" office:value="6">
            <text:p>6</text:p>
          </table:table-cell>
          <table:table-cell table:style-name="ce6"/>
          <table:table-cell table:style-name="ce9" office:value-type="string">
            <text:p>v-1-</text:p>
          </table:table-cell>
          <table:table-cell table:style-name="ce19" office:value-type="string">
            <text:p>hôm qua đã thứ hai. / nó đã ngày 4, tháng 10.</text:p>
          </table:table-cell>
          <table:table-cell table:style-name="ce22" office:value-type="string" table:number-columns-spanned="2" table:number-rows-spanned="1">
            <text:p>it was the fourth of october.</text:p>
          </table:table-cell>
          <table:covered-table-cell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10-06T09:38:01.61">
            <text:p>1006</text:p>
          </table:table-cell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크로는 지상에. 미케는 내가 도착한 때 아직 옹벽 위. (2) 운동장에 몇명 소년들. &lt;2&gt; 서로 말하고 있다. <text:s/>&lt;3&gt; 한 소년이 `고양이에게 먹이를 주고 있다` 라고 말했다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63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wtorek, piąty października, pierwszy tydzień, dziesiąty miesiąc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table:formula="of:=[.B64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(1) shino : dźwięk, głośność którego, stopniowo zwiększać. &lt;2&gt; ten proces, powtórz dwukrotnie. jednokrotnie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table:formula="of:=[.B65]+1" office:value-type="float" office:value="4">
            <text:p>4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(2) gitara : skala japońska. (3) zróbmy to, co bym zrobił, gdybym był w konserwatorium muzycznym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66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9" office:value-type="string" table:number-columns-spanned="3" table:number-rows-spanned="1">
            <text:p>星期二。购买。昨天，不买。去公园给猫子们喂食。而已。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3"/>
          <table:table-cell table:style-name="ce3" table:formula="of:=[.B67]+1" office:value-type="float" office:value="6">
            <text:p>6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9" office:value-type="string" table:number-columns-spanned="3" table:number-rows-spanned="1">
            <text:p>(2) 上牙。门牙。左侧。第一颗。那个牙齿[ya2chi3，正在摇晃[yao2huang4。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10-08T09:21:39.44">
            <text:p>1008</text:p>
          </table:table-cell>
          <table:table-cell table:style-name="ce9" office:value-type="string">
            <text:p>kh-1-</text:p>
          </table:table-cell>
          <table:table-cell table:style-name="ce20" office:value-type="string">
            <text:p>ឈាម / មុខ / ឈាមនៅលើមុខ / មុខរបស់អ្នក / ឈាមនៅលើមុខរបស់អ្នក</text:p>
          </table:table-cell>
          <table:table-cell table:style-name="ce22" office:value-type="string">
            <text:p>chim3 / mo_k3 / chim3 men3-lou3 mo_k6 / mo_k3 rob6-wan3 nia_k6 / chim3 men3-lou3 mo_k3 rob6-wan3 nia_k6</text:p>
          </table:table-cell>
          <table:table-cell table:style-name="ce22" office:value-type="string">
            <text:p>blood / face / blood on the face / your face / blood on your face</text:p>
          </table:table-cell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3"/>
          <table:table-cell table:style-name="ce3" table:formula="of:=[.B69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크로는 계단 앞으로까지 나와 있었다. &lt;2&gt; `뒹굴` 을 자꾸 한다. &lt;3&gt; 미케가 울리기 시작했기 때문에, 크로를 안아하고 옹벽으로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70]+1" office:value-type="float" office:value="3">
            <text:p>3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9" office:value-type="string" table:number-columns-spanned="3" table:number-rows-spanned="1">
            <text:p>(2) 마사지를 하고 있었을 때, 크로가 미케에게 양손으로 공격했다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71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czwartek, siódmy października, drugi tydzień, dziesiąty miesiąc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table:formula="of:=[.B72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półnuty. od odległej dziury do dolnych dziur, gdzie wydmuchać półnuty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/>
          <table:table-cell table:style-name="ce3" table:formula="of:=[.B73]+1" office:value-type="float" office:value="6">
            <text:p>6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gitara : (1) nie zagrałem. &lt;2&gt; czuję się dobrze, tak, kiedy gram na gitarze. &lt;3&gt; ale, jakie jest znaczenie, że gram na gitarze, zamiast[instead na flecie japońskiej? &lt;4&gt; zwłaszcza, gdy usilnie[earnestly chcę być lepszy <text:s/>w grze na tym instrumencie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74]+1" office:value-type="float" office:value="7">
            <text:p>7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9" office:value-type="string" table:number-columns-spanned="3" table:number-rows-spanned="1">
            <text:p>星期四。给东和公司打电话。拜托取消工作预定。（2）因为，我的一颗门牙开始疼痛，触摸一下，正在摇晃，看起来好像即将（随时）可能抽出来。（3）我最后想到，这颗牙齿需要治疗。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75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китайская народная республика, вое'нные вошли' в Тибе'т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76]+1" office:value-type="float" office:value="9">
            <text:p>9</text:p>
          </table:table-cell>
          <table:table-cell table:style-name="ce6"/>
          <table:table-cell table:style-name="ce9" office:value-type="string">
            <text:p>r-2</text:p>
          </table:table-cell>
          <table:table-cell table:style-name="ce19" office:value-type="string" table:number-columns-spanned="3" table:number-rows-spanned="1">
            <text:p>иссле'дования[research по Япо'нии. начне'&lt;jo&gt;м[start писа'ть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77]+1" office:value-type="float" office:value="10">
            <text:p>10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خميس، السابع من تشرين، الأسبوع الثاني، الشهر العاشر.</text:p>
          </table:table-cell>
          <table:table-cell table:style-name="ce22" office:value-type="string">
            <text:p>tishriyn[october / al'AAshiru[tenth</text:p>
          </table:table-cell>
          <table:table-cell table:style-name="ce22" office:value-type="string">
            <text:p>it was thursday, the seventh of october, the second week, the tenth month</text:p>
          </table:table-cell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3"/>
          <table:table-cell table:style-name="ce3" table:formula="of:=[.B78]+1" office:value-type="float" office:value="11">
            <text:p>11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پنجشنبه بود، هفتم اکتبر، هفته دوم، ماه دهم.</text:p>
          </table:table-cell>
          <table:table-cell table:style-name="ce22" office:value-type="string">
            <text:p>oktoobr[october / dovoom[second / dahoom[tenth</text:p>
          </table:table-cell>
          <table:table-cell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10-09T10:39:14.31">
            <text:p>1009</text:p>
          </table:table-cell>
          <table:table-cell table:style-name="ce9" office:value-type="string">
            <text:p>v-1-</text:p>
          </table:table-cell>
          <table:table-cell table:style-name="ce19" office:value-type="string">
            <text:p>bạ̣n có mệt không? / bạn có mệt. bạn cần ngồi xuống. / bạn có đói?</text:p>
          </table:table-cell>
          <table:table-cell table:style-name="ce22" office:value-type="string" table:number-columns-spanned="2" table:number-rows-spanned="1">
            <text:p>are you tired? / you need to sit down / are you hungry?</text:p>
          </table:table-cell>
          <table:covered-table-cell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80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평평자리에서 크로는 `뒹굴`. &lt;2&gt; 미케가 다시 울리기 시작. &lt;3&gt; 크로를 그 자리에 두고, <text:s/>옹벽으로. &lt;4&gt; 옹벽에서 미케를 잡고, 지상으로 내렸다. <text:s/>&lt;5&gt; 그리고, 다시 크로의 장소으로 돌아가기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table:formula="of:=[.B81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piątek, ósmy paździenika, drugi tydzień, dziesiąty miesiąc, rok dwóch tysięcy dwudziestu jeden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table:formula="of:=[.B82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wczoraj, nie zagrałem. &lt;2&gt; mój starszy brat przyszedł do domu. &lt;3&gt; poszliśmy do pobliskiej restauracji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table:formula="of:=[.B83]+1" office:value-type="float" office:value="5">
            <text:p>5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gitara : (1) nie zagrałem też. (2) wolę raczej zagrać na shamisen-iu, japońskiej gitarze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84]+1" office:value-type="float" office:value="6">
            <text:p>6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9" office:value-type="string" table:number-columns-spanned="3" table:number-rows-spanned="1">
            <text:p>昨天。星期五。（1）去了齿科医院。它在沟gou1之口。坐电车。从宫前平站开始，第三座火车站。家门到家门计算，需要大概30分钟。前天做预约。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85]+1" office:value-type="float" office:value="7">
            <text:p>7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/ 1895.10.8 Коре'йская императри'ца Мин была убит в результате инциде'нта названием `Инцидент с Э'&lt;uu&gt;улми`, людьми, в том числе сотру'дниками японского по'&lt;a&gt;сольства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3"/>
          <table:table-cell table:style-name="ce3" table:formula="of:=[.B86]+1" office:value-type="float" office:value="8">
            <text:p>8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جمعة، الثامن من تشرين، الأسبوع الثاني، الشهر العاشر.</text:p>
          </table:table-cell>
          <table:table-cell table:style-name="ce22"/>
          <table:table-cell table:style-name="ce22" office:value-type="string">
            <text:p>it was friday, the eigth of october, the second week, the tenth month</text:p>
          </table:table-cell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87]+1" office:value-type="float" office:value="9">
            <text:p>9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جمعه بود، هشتم ماه اکتبر، هفته دوم، ماه دهم.</text:p>
          </table:table-cell>
          <table:table-cell table:style-name="ce22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3"/>
          <table:table-cell table:style-name="ce3" table:formula="of:=[.B88]+1" office:value-type="float" office:value="10">
            <text:p>10</text:p>
          </table:table-cell>
          <table:table-cell table:style-name="ce6"/>
          <table:table-cell table:style-name="ce9" office:value-type="string">
            <text:p>z-1</text:p>
          </table:table-cell>
          <table:table-cell table:style-name="ce19" office:value-type="string">
            <text:p>ts : <text:a xlink:href="https://youtu.be/K8mbMJ4S-RU?t=1061">https://youtu.be/K8mbMJ4S-RU?t=1061</text:a></text:p>
            <text:p>tsh : <text:a xlink:href="https://youtu.be/K8mbMJ4S-RU?t=1092">https://youtu.be/K8mbMJ4S-RU?t=1092</text:a></text:p>
            <text:p>ntsh : <text:a xlink:href="https://youtu.be/K8mbMJ4S-RU?t=1126">https://youtu.be/K8mbMJ4S-RU?t=1126</text:a></text:p>
            <text:p>v : <text:a xlink:href="https://youtu.be/K8mbMJ4S-RU?t=1156">https://youtu.be/K8mbMJ4S-RU?t=1156</text:a></text:p>
            <text:p>mv : <text:a xlink:href="https://youtu.be/K8mbMJ4S-RU?t=1190">https://youtu.be/K8mbMJ4S-RU?t=1190</text:a></text:p>
          </table:table-cell>
          <table:table-cell table:style-name="ce22" office:value-type="string" table:number-columns-spanned="2" table:number-rows-spanned="1">
            <text:p>n :</text:p>
            <text:p>w : <text:a xlink:href="https://youtu.be/K8mbMJ4S-RU?t=1219">https://youtu.be/K8mbMJ4S-RU?t=1219</text:a></text:p>
          </table:table-cell>
          <table:covered-table-cell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10-10T13:40:29.96">
            <text:p>1010</text:p>
          </table:table-cell>
          <table:table-cell table:style-name="ce9" office:value-type="string">
            <text:p>kh-1-</text:p>
          </table:table-cell>
          <table:table-cell table:style-name="ce20" office:value-type="string">
            <text:p>នឿយហត់ / អ្នកនឿយហត់ / ខ្ញុំអស់កម្លាំង / គាត់អស់កម្លាំង</text:p>
          </table:table-cell>
          <table:table-cell table:style-name="ce22" office:value-type="string">
            <text:p>nu6-yii3 ho_k3 / nia_k3 * / hniom4 aa3-kom6-lang6 / kwo_t3 *</text:p>
          </table:table-cell>
          <table:table-cell table:style-name="ce22" office:value-type="string">
            <text:p>tired / you are tired / I am tired / he is tired</text:p>
          </table:table-cell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3"/>
          <table:table-cell table:style-name="ce3" table:formula="of:=[.B90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옹벽으로 돌아갈 때, 미케는 변화 없이 내가 크로를 올릴 때 자신은 지상에 앉아 <text:s/>울리면서 내를 기다리고 있다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3"/>
          <table:table-cell table:style-name="ce3" table:formula="of:=[.B91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a sobota, dziewiąty października, szósty dzień tygodnia, drugi tydzień, dziesiąty miesiąc, dwa tysiąca dwadzieścia jeden w kalendarze gregoriańskim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92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dźwięki `dai-kan`-u. wychodzili jaśnie. brzmią spokojnie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3"/>
          <table:table-cell table:style-name="ce3" table:formula="of:=[.B93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9" office:value-type="string" table:number-columns-spanned="3" table:number-rows-spanned="1">
            <text:p>昨天，星期六。白天做数学。什么课书也不使用。只是，搜索在联网里，这些关于数学的文件。（2）要是感觉有兴趣、能理解到的预测，那就开始阅读，就是说，一边阅读，一边也拿起铅笔，在纸上自己`做数学`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3"/>
          <table:table-cell table:style-name="ce3" table:formula="of:=[.B94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/ 1446.10.9 корея. (1) национальный день хангыля. (2) корейский коро'ль седжон опубликовал письма хангыля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2">
          <table:table-cell table:style-name="ce3"/>
          <table:table-cell table:style-name="ce3" table:formula="of:=[.B95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سبت، التاسع من تشرين، الأسبوع الثاني، الشهر العاشر.</text:p>
          </table:table-cell>
          <table:table-cell table:style-name="ce22" office:value-type="string">
            <text:p>al'AAshiru</text:p>
          </table:table-cell>
          <table:table-cell table:style-name="ce22" office:value-type="string">
            <text:p>it was saturday, the ninth of october, the second week, the tenth month</text:p>
          </table:table-cell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96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شنبه بود، نهم ماه اکتبر، هفته دوم، ماه دهم.</text:p>
          </table:table-cell>
          <table:table-cell table:style-name="ce22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2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2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2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2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2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2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2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2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2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2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2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2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2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0-10T14:24:12.8">
            <text:p>1010 <text:s/>1424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10-10T14:24:12.8">
            <text:p>1010 <text:s/>1424</text:p>
          </table:table-cell>
          <table:table-cell table:style-name="ce7" table:formula="of:=NOW()" office:value-type="date" office:date-value="2021-10-10T14:24:15.8">
            <text:p>1010 <text:s/>1424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10-10T14:24:15.8">
            <text:p>1010 <text:s/>1424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4">
          <table:table-cell table:number-columns-repeated="12"/>
          <table:table-cell table:style-name="ce7"/>
          <table:table-cell table:number-columns-repeated="1011"/>
        </table:table-row>
        <table:table-row table:style-name="ro2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2" table:number-rows-repeated="1048417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sentences.A3:sentences.AMJ112" table:contains-header="false">
          <table:sort>
            <table:sort-by table:field-number="7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10">2021/10/10</text:date>, <text:time>14:24:1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10-10T14:24:14.10</dc:date>
    <dc:creator>iwabuchi ken</dc:creator>
    <meta:editing-duration>P7DT21H8M23S</meta:editing-duration>
    <meta:editing-cycles>1147</meta:editing-cycles>
    <meta:generator>OpenOffice/4.1.3$Win32 OpenOffice.org_project/413m1$Build-9783</meta:generator>
    <meta:document-statistic meta:table-count="2" meta:cell-count="1421" meta:object-count="0"/>
  </office:meta>
</office:document-meta>
</file>